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10000050100000357E7B5ED9A.svm"/>
  <manifest:file-entry manifest:media-type="" manifest:full-path="Pictures/200000010000050100000357351495BE.svm"/>
  <manifest:file-entry manifest:media-type="" manifest:full-path="Pictures/2000000100000501000003575B80AE8F.svm"/>
  <manifest:file-entry manifest:media-type="" manifest:full-path="Pictures/200000010000050100000357364161D9.svm"/>
  <manifest:file-entry manifest:media-type="" manifest:full-path="Pictures/2000000100000501000003575C98988A.svm"/>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Georgia" svg:font-family="Georgia"/>
    <style:font-face style:name="Times" svg:font-family="Times" style:font-family-generic="roman"/>
    <style:font-face style:name="Luxi Mono1" svg:font-family="'Luxi Mono'" style:font-adornments="Regular" style:font-pitch="fixed"/>
    <style:font-face style:name="Courier" svg:font-family="Courier" style:font-family-generic="modern" style:font-pitch="fixed"/>
    <style:font-face style:name="Luxi Mono" svg:font-family="'Luxi Mono'" style:font-family-generic="modern" style:font-pitch="fixed"/>
    <style:font-face style:name="Luxi Sans1" svg:font-family="'Luxi Sans'" style:font-pitch="variable"/>
    <style:font-face style:name="Luxi Sans" svg:font-family="'Luxi Sans'" style:font-family-generic="swiss" style:font-pitch="variable"/>
  </office:font-face-decls>
  <office:automatic-styles>
    <style:style style:name="Table2" style:family="table">
      <style:table-properties style:width="6.5354in" style:rel-width="85%" fo:break-before="auto" fo:break-after="auto" table:align="center" style:may-break-between-rows="false" style:writing-mode="page"/>
    </style:style>
    <style:style style:name="Table2.A" style:family="table-column">
      <style:table-column-properties style:column-width="6.5354in" style:rel-column-width="10711*"/>
    </style:style>
    <style:style style:name="Table2.A1" style:family="table-cell">
      <style:table-cell-properties fo:background-color="#e6e6e6" fo:padding="0.0382in" fo:border="0.0007in solid #000000">
        <style:background-image/>
      </style:table-cell-properties>
    </style:style>
    <style:style style:name="Table1" style:family="table">
      <style:table-properties style:width="6.5354in" style:rel-width="85%" table:align="center" style:may-break-between-rows="false" style:writing-mode="page"/>
    </style:style>
    <style:style style:name="Table1.A" style:family="table-column">
      <style:table-column-properties style:column-width="6.5354in" style:rel-column-width="10711*"/>
    </style:style>
    <style:style style:name="Table1.A1" style:family="table-cell">
      <style:table-cell-properties fo:background-color="#e6e6e6" fo:padding="0.0382in" fo:border="0.0007in solid #000000">
        <style:background-image/>
      </style:table-cell-properties>
    </style:style>
    <style:style style:name="Table18" style:family="table">
      <style:table-properties style:width="6.5354in" style:rel-width="85%" table:align="center" style:may-break-between-rows="false" style:writing-mode="page"/>
    </style:style>
    <style:style style:name="Table18.A" style:family="table-column">
      <style:table-column-properties style:column-width="6.5354in" style:rel-column-width="10711*"/>
    </style:style>
    <style:style style:name="Table18.A1" style:family="table-cell">
      <style:table-cell-properties fo:background-color="#e6e6e6" fo:padding="0.0382in" fo:border="0.0007in solid #000000">
        <style:background-image/>
      </style:table-cell-properties>
    </style:style>
    <style:style style:name="Table19" style:family="table">
      <style:table-properties style:width="6.5354in" style:rel-width="85%" table:align="center" style:may-break-between-rows="false" style:writing-mode="page"/>
    </style:style>
    <style:style style:name="Table19.A" style:family="table-column">
      <style:table-column-properties style:column-width="6.5354in" style:rel-column-width="10711*"/>
    </style:style>
    <style:style style:name="Table19.A1" style:family="table-cell">
      <style:table-cell-properties fo:background-color="#e6e6e6" fo:padding="0.0382in" fo:border="0.0007in solid #000000">
        <style:background-image/>
      </style:table-cell-properties>
    </style:style>
    <style:style style:name="Table20" style:family="table" style:master-page-name="">
      <style:table-properties style:width="6.5354in" style:rel-width="85%" style:page-number="0" fo:break-before="auto" fo:break-after="auto" table:align="center" style:writing-mode="page"/>
    </style:style>
    <style:style style:name="Table20.A" style:family="table-column">
      <style:table-column-properties style:column-width="6.5354in" style:rel-column-width="10711*"/>
    </style:style>
    <style:style style:name="Table20.A1" style:family="table-cell">
      <style:table-cell-properties fo:background-color="#e6e6e6" fo:padding="0.0382in" fo:border="0.0007in solid #000000">
        <style:background-image/>
      </style:table-cell-properties>
    </style:style>
    <style:style style:name="Table16" style:family="table">
      <style:table-properties style:width="6.5354in" style:rel-width="85%" table:align="center"/>
    </style:style>
    <style:style style:name="Table16.A" style:family="table-column">
      <style:table-column-properties style:column-width="6.5354in" style:rel-column-width="10707*"/>
    </style:style>
    <style:style style:name="Table16.A1" style:family="table-cell">
      <style:table-cell-properties fo:background-color="#e6e6e6" fo:padding="0.0382in" fo:border="0.0007in solid #000000">
        <style:background-image/>
      </style:table-cell-properties>
    </style:style>
    <style:style style:name="Table17" style:family="table" style:master-page-name="">
      <style:table-properties style:width="6.5354in" style:rel-width="85%" style:page-number="0" table:align="center"/>
    </style:style>
    <style:style style:name="Table17.A" style:family="table-column">
      <style:table-column-properties style:column-width="6.5354in" style:rel-column-width="10710*"/>
    </style:style>
    <style:style style:name="Table17.A1" style:family="table-cell">
      <style:table-cell-properties fo:background-color="#e6e6e6" fo:padding="0.0382in" fo:border="0.0007in solid #000000">
        <style:background-image/>
      </style:table-cell-properties>
    </style:style>
    <style:style style:name="Table6" style:family="table">
      <style:table-properties style:width="6.5354in" style:rel-width="85%" table:align="center" style:may-break-between-rows="false" style:writing-mode="page"/>
    </style:style>
    <style:style style:name="Table6.A" style:family="table-column">
      <style:table-column-properties style:column-width="6.5354in" style:rel-column-width="10711*"/>
    </style:style>
    <style:style style:name="Table6.A1" style:family="table-cell">
      <style:table-cell-properties fo:background-color="#e6e6e6" fo:padding="0.0382in" fo:border="0.0007in solid #000000">
        <style:background-image/>
      </style:table-cell-properties>
    </style:style>
    <style:style style:name="Table7" style:family="table">
      <style:table-properties style:width="6.5354in" style:rel-width="85%" table:align="center" style:may-break-between-rows="false" style:writing-mode="page"/>
    </style:style>
    <style:style style:name="Table7.A" style:family="table-column">
      <style:table-column-properties style:column-width="6.5354in" style:rel-column-width="10965*"/>
    </style:style>
    <style:style style:name="Table7.A1" style:family="table-cell">
      <style:table-cell-properties fo:background-color="#e6e6e6" fo:padding="0.0382in" fo:border="0.0007in solid #000000">
        <style:background-image/>
      </style:table-cell-properties>
    </style:style>
    <style:style style:name="Table3" style:family="table">
      <style:table-properties style:width="6.5354in" style:rel-width="85%" fo:break-before="auto" fo:break-after="auto" table:align="center" style:may-break-between-rows="false" style:writing-mode="page"/>
    </style:style>
    <style:style style:name="Table3.A" style:family="table-column">
      <style:table-column-properties style:column-width="6.5354in" style:rel-column-width="10965*"/>
    </style:style>
    <style:style style:name="Table3.A1" style:family="table-cell">
      <style:table-cell-properties fo:background-color="#e6e6e6" fo:padding="0.0382in" fo:border="0.0007in solid #000000">
        <style:background-image/>
      </style:table-cell-properties>
    </style:style>
    <style:style style:name="Table13" style:family="table">
      <style:table-properties style:width="6.5354in" style:rel-width="85%" fo:break-before="auto" fo:break-after="auto" table:align="center" style:may-break-between-rows="false" style:writing-mode="page"/>
    </style:style>
    <style:style style:name="Table13.A" style:family="table-column">
      <style:table-column-properties style:column-width="6.5354in" style:rel-column-width="10965*"/>
    </style:style>
    <style:style style:name="Table13.A1" style:family="table-cell">
      <style:table-cell-properties fo:background-color="#e6e6e6" fo:padding="0.0382in" fo:border="0.0007in solid #000000">
        <style:background-image/>
      </style:table-cell-properties>
    </style:style>
    <style:style style:name="Table8" style:family="table">
      <style:table-properties style:width="6.5354in" style:rel-width="85%" table:align="center" style:may-break-between-rows="false"/>
    </style:style>
    <style:style style:name="Table8.A" style:family="table-column">
      <style:table-column-properties style:column-width="6.5354in" style:rel-column-width="10965*"/>
    </style:style>
    <style:style style:name="Table8.A1" style:family="table-cell">
      <style:table-cell-properties fo:padding="0.0382in" fo:border="0.0007in solid #000000"/>
    </style:style>
    <style:style style:name="Table4" style:family="table" style:master-page-name="">
      <style:table-properties style:width="6.5354in" style:rel-width="85%" style:page-number="0" table:align="center" style:may-break-between-rows="false"/>
    </style:style>
    <style:style style:name="Table4.A" style:family="table-column">
      <style:table-column-properties style:column-width="6.5354in" style:rel-column-width="10965*"/>
    </style:style>
    <style:style style:name="Table4.A1" style:family="table-cell">
      <style:table-cell-properties fo:padding="0.0382in" fo:border="0.0007in solid #000000"/>
    </style:style>
    <style:style style:name="Table9" style:family="table">
      <style:table-properties style:width="6.5354in" style:rel-width="85%" table:align="center" style:may-break-between-rows="false"/>
    </style:style>
    <style:style style:name="Table9.A" style:family="table-column">
      <style:table-column-properties style:column-width="6.5354in" style:rel-column-width="10965*"/>
    </style:style>
    <style:style style:name="Table9.A1" style:family="table-cell">
      <style:table-cell-properties fo:padding="0.0382in" fo:border="0.0007in solid #000000"/>
    </style:style>
    <style:style style:name="Table10" style:family="table" style:master-page-name="">
      <style:table-properties style:width="6.5354in" style:rel-width="85%" style:page-number="0" table:align="center" style:may-break-between-rows="false"/>
    </style:style>
    <style:style style:name="Table10.A" style:family="table-column">
      <style:table-column-properties style:column-width="6.5354in" style:rel-column-width="8376*"/>
    </style:style>
    <style:style style:name="Table10.A1" style:family="table-cell">
      <style:table-cell-properties fo:padding="0.0382in" fo:border="0.0007in solid #000000"/>
    </style:style>
    <style:style style:name="Table11" style:family="table">
      <style:table-properties style:width="6.5354in" style:rel-width="85%" table:align="center" style:may-break-between-rows="false"/>
    </style:style>
    <style:style style:name="Table11.A" style:family="table-column">
      <style:table-column-properties style:column-width="6.5354in" style:rel-column-width="8376*"/>
    </style:style>
    <style:style style:name="Table11.A1" style:family="table-cell">
      <style:table-cell-properties fo:padding="0.0382in" fo:border="0.0007in solid #000000"/>
    </style:style>
    <style:style style:name="Table15" style:family="table">
      <style:table-properties style:width="6.5354in" style:rel-width="85%" table:align="center" style:may-break-between-rows="false" style:writing-mode="page"/>
    </style:style>
    <style:style style:name="Table15.A" style:family="table-column">
      <style:table-column-properties style:column-width="6.5354in" style:rel-column-width="10965*"/>
    </style:style>
    <style:style style:name="Table15.A1" style:family="table-cell">
      <style:table-cell-properties fo:background-color="#e6e6e6" fo:padding="0.0382in" fo:border="0.0007in solid #000000">
        <style:background-image/>
      </style:table-cell-properties>
    </style:style>
    <style:style style:name="Table12" style:family="table">
      <style:table-properties style:width="6.5354in" style:rel-width="85%" table:align="center" style:may-break-between-rows="false"/>
    </style:style>
    <style:style style:name="Table12.A" style:family="table-column">
      <style:table-column-properties style:column-width="6.5354in" style:rel-column-width="8376*"/>
    </style:style>
    <style:style style:name="Table12.A1" style:family="table-cell">
      <style:table-cell-properties fo:background-color="#e6e6e6" fo:padding="0.0382in" fo:border="0.0007in solid #000000">
        <style:background-image/>
      </style:table-cell-properties>
    </style:style>
    <style:style style:name="Table14" style:family="table">
      <style:table-properties style:width="6.5354in" style:rel-width="85%" table:align="center" style:may-break-between-rows="false"/>
    </style:style>
    <style:style style:name="Table14.A" style:family="table-column">
      <style:table-column-properties style:column-width="6.5354in" style:rel-column-width="8376*"/>
    </style:style>
    <style:style style:name="Table14.A1" style:family="table-cell">
      <style:table-cell-properties fo:background-color="#e6e6e6" fo:padding="0.0382in" fo:border="0.0007in solid #000000">
        <style:background-image/>
      </style:table-cell-properties>
    </style:style>
    <style:style style:name="P1" style:family="paragraph" style:parent-style-name="Frame_20_contents">
      <style:paragraph-properties fo:text-align="center" style:justify-single-word="false"/>
      <style:text-properties fo:font-size="16pt" style:font-size-asian="16pt" style:font-size-complex="16pt"/>
    </style:style>
    <style:style style:name="P2" style:family="paragraph" style:parent-style-name="Frame_20_contents" style:list-style-name="L1">
      <style:text-properties fo:font-size="16pt" style:font-size-asian="16pt" style:font-size-complex="16pt"/>
    </style:style>
    <style:style style:name="P3" style:family="paragraph" style:parent-style-name="Frame_20_contents" style:list-style-name="L1">
      <style:paragraph-properties fo:margin-left="0.4925in" fo:margin-right="0in" fo:text-indent="0in" style:auto-text-indent="false"/>
      <style:text-properties fo:font-size="16pt" style:font-size-asian="16pt" style:font-size-complex="16pt"/>
    </style:style>
    <style:style style:name="P4" style:family="paragraph" style:parent-style-name="Frame_20_contents" style:list-style-name="L1">
      <style:paragraph-properties fo:margin-left="0in" fo:margin-right="0in" fo:text-indent="0in" style:auto-text-indent="false"/>
      <style:text-properties fo:font-size="16pt" style:font-size-asian="16pt" style:font-size-complex="16pt"/>
    </style:style>
    <style:style style:name="P5" style:family="paragraph" style:parent-style-name="Heading" style:master-page-name="Right_20_Page"/>
    <style:style style:name="P6" style:family="paragraph" style:parent-style-name="Heading_20_1">
      <style:paragraph-properties fo:break-before="page"/>
    </style:style>
    <style:style style:name="P7" style:family="paragraph" style:parent-style-name="List_20_Contents" style:list-style-name="L3"/>
    <style:style style:name="P8" style:family="paragraph" style:parent-style-name="First_20_line_20_indent" style:master-page-name="">
      <style:paragraph-properties fo:keep-with-next="always"/>
    </style:style>
    <style:style style:name="P9" style:family="paragraph" style:parent-style-name="ParagraphSpacing">
      <style:paragraph-properties fo:keep-with-next="always"/>
    </style:style>
    <style:style style:name="P10" style:family="paragraph" style:parent-style-name="Preformatted_20_Text">
      <style:text-properties fo:font-size="8pt" style:font-size-asian="8pt" style:font-size-complex="8pt"/>
    </style:style>
    <style:style style:name="P11" style:family="paragraph" style:parent-style-name="Preformatted_20_Text">
      <style:text-properties fo:font-size="8pt" fo:font-weight="normal" style:font-size-asian="8pt" style:font-weight-asian="normal" style:font-size-complex="8pt" style:font-weight-complex="normal"/>
    </style:style>
    <style:style style:name="P12" style:family="paragraph" style:parent-style-name="List_20_Contents" style:list-style-name="L4"/>
    <style:style style:name="P13" style:family="paragraph" style:parent-style-name="List_20_Contents" style:list-style-name="L5"/>
    <style:style style:name="P14" style:family="paragraph" style:parent-style-name="Preformatted_20_Text">
      <style:paragraph-properties fo:margin-left="0in" fo:margin-right="0in" fo:margin-top="0in" fo:margin-bottom="0in" fo:text-indent="0in" style:auto-text-indent="false" fo:background-color="transparent" fo:padding="0in" fo:border="none" style:shadow="none">
        <style:tab-stops>
          <style:tab-stop style:position="0.25in"/>
          <style:tab-stop style:position="0.4374in"/>
          <style:tab-stop style:position="0.698in"/>
          <style:tab-stop style:position="0.9374in"/>
          <style:tab-stop style:position="1.2083in"/>
          <style:tab-stop style:position="1.448in"/>
          <style:tab-stop style:position="1.698in"/>
          <style:tab-stop style:position="1.948in"/>
          <style:tab-stop style:position="2.2083in"/>
          <style:tab-stop style:position="2.448in"/>
          <style:tab-stop style:position="2.9583in"/>
          <style:tab-stop style:position="8.1146in"/>
        </style:tab-stops>
        <style:background-image/>
      </style:paragraph-properties>
      <style:text-properties style:font-name="Luxi Mono" fo:language="none" fo:country="none" style:font-name-asian="Luxi Mono" style:font-name-complex="Luxi Mono"/>
    </style:style>
    <style:style style:name="P15" style:family="paragraph" style:parent-style-name="First_20_line_20_indent">
      <style:paragraph-properties fo:margin-left="0in" fo:margin-right="0in" fo:text-indent="0in" style:auto-text-indent="false"/>
    </style:style>
    <style:style style:name="P16" style:family="paragraph" style:parent-style-name="Preformatted_20_Text">
      <style:paragraph-properties fo:margin-left="0in" fo:margin-right="0in" fo:margin-top="0in" fo:margin-bottom="0in" fo:text-indent="0in" style:auto-text-indent="false" fo:background-color="transparent" fo:padding="0in" fo:border="none" style:shadow="none">
        <style:background-image/>
      </style:paragraph-properties>
    </style:style>
    <style:style style:name="P17" style:family="paragraph" style:parent-style-name="First_20_line_20_indent" style:master-page-name="">
      <style:paragraph-properties fo:background-color="transparent" fo:keep-with-next="auto">
        <style:background-image/>
      </style:paragraph-properties>
    </style:style>
    <style:style style:name="P18" style:family="paragraph" style:parent-style-name="List_20_Contents" style:list-style-name="L6">
      <style:paragraph-properties fo:margin-left="0in" fo:margin-right="0in" fo:text-indent="0in" style:auto-text-indent="false"/>
    </style:style>
    <style:style style:name="P19" style:family="paragraph" style:parent-style-name="List_20_Contents" style:list-style-name="L6">
      <style:paragraph-properties fo:margin-left="0.4925in" fo:margin-right="0in" fo:text-indent="0in" style:auto-text-indent="false"/>
    </style:style>
    <style:style style:name="P20" style:family="paragraph" style:parent-style-name="Standard" style:list-style-name="L6"/>
    <style:style style:name="P21" style:family="paragraph" style:parent-style-name="Preformatted_20_Text">
      <style:text-properties fo:font-size="6pt" style:font-size-asian="6pt" style:font-size-complex="6pt"/>
    </style:style>
    <style:style style:name="P22" style:family="paragraph" style:parent-style-name="Table_20_Contents">
      <style:text-properties fo:font-size="6pt" style:font-size-asian="6pt" style:font-size-complex="6pt"/>
    </style:style>
    <style:style style:name="P23" style:family="paragraph" style:parent-style-name="Preformatted_20_Text">
      <style:paragraph-properties fo:margin-left="0in" fo:margin-right="0in" fo:margin-top="0in" fo:margin-bottom="0in" fo:text-indent="0in" style:auto-text-indent="false" fo:padding="0in" fo:border="none" style:shadow="none">
        <style:tab-stops>
          <style:tab-stop style:position="0.25in"/>
          <style:tab-stop style:position="0.4374in"/>
          <style:tab-stop style:position="0.698in"/>
          <style:tab-stop style:position="0.9374in"/>
          <style:tab-stop style:position="1.2083in"/>
          <style:tab-stop style:position="1.448in"/>
          <style:tab-stop style:position="1.698in"/>
          <style:tab-stop style:position="1.948in"/>
          <style:tab-stop style:position="2.2083in"/>
          <style:tab-stop style:position="2.448in"/>
          <style:tab-stop style:position="2.9583in"/>
          <style:tab-stop style:position="8.1146in"/>
        </style:tab-stops>
      </style:paragraph-properties>
      <style:text-properties fo:font-variant="normal" fo:text-transform="none" style:font-name="Luxi Mono1" fo:font-size="6pt" fo:language="none" fo:country="none" fo:font-style="normal" fo:font-weight="normal" fo:background-color="transparent" style:font-name-asian="Courier" style:font-size-asian="6pt" style:font-style-asian="normal" style:font-weight-asian="normal" style:font-name-complex="Courier" style:font-size-complex="6pt" style:font-style-complex="normal" style:font-weight-complex="normal"/>
    </style:style>
    <style:style style:name="P24" style:family="paragraph" style:parent-style-name="Preformatted_20_Text">
      <style:paragraph-properties fo:margin-left="0in" fo:margin-right="0in" fo:margin-top="0in" fo:margin-bottom="0in" fo:text-indent="0in" style:auto-text-indent="false" fo:background-color="transparent" fo:padding="0in" fo:border="none" style:shadow="none">
        <style:background-image/>
      </style:paragraph-properties>
      <style:text-properties style:font-name="Luxi Mono" fo:font-size="6pt" fo:language="none" fo:country="none" style:font-name-asian="Luxi Mono" style:font-size-asian="6pt" style:font-name-complex="Luxi Mono" style:font-size-complex="6pt"/>
    </style:style>
    <style:style style:name="P25" style:family="paragraph" style:parent-style-name="Preformatted_20_Text">
      <style:text-properties fo:font-size="7pt" style:font-size-asian="7pt" style:font-size-complex="7pt"/>
    </style:style>
    <style:style style:name="P26" style:family="paragraph" style:parent-style-name="ParagraphSpacing" style:master-page-name="">
      <style:paragraph-properties fo:keep-with-next="always"/>
    </style:style>
    <style:style style:name="P27" style:family="paragraph" style:parent-style-name="Preformatted_20_Text">
      <style:text-properties fo:font-size="8pt" fo:font-weight="bold" style:font-size-asian="8pt" style:font-size-complex="8pt"/>
    </style:style>
    <style:style style:name="P28" style:family="paragraph" style:parent-style-name="Preformatted_20_Text">
      <style:text-properties fo:font-size="8pt" fo:font-weight="bold" style:font-size-asian="8pt" style:font-weight-asian="bold" style:font-size-complex="8pt" style:font-weight-complex="bold"/>
    </style:style>
    <style:style style:name="T1" style:family="text">
      <style:text-properties fo:font-weight="bold" style:font-weight-asian="bold" style:font-weight-complex="bold"/>
    </style:style>
    <style:style style:name="T2" style:family="text" style:parent-style-name="API_2f_library_20_Name">
      <style:text-properties fo:font-style="italic" style:font-style-asian="italic" style:font-style-complex="italic"/>
    </style:style>
    <style:style style:name="T3" style:family="text">
      <style:text-properties fo:language="none" fo:country="none"/>
    </style:style>
    <style:style style:name="T4" style:family="text" style:parent-style-name="Function_20_Name">
      <style:text-properties fo:font-variant="normal" fo:text-transform="none" fo:font-style="normal" fo:font-weight="bold" style:font-style-asian="normal" style:font-weight-asian="bold" style:font-style-complex="normal" style:font-weight-complex="bold"/>
    </style:style>
    <style:style style:name="T5" style:family="text" style:parent-style-name="Preformatted_20_text">
      <style:text-properties fo:font-variant="normal" fo:text-transform="none" style:font-name="Courier" fo:font-style="normal" fo:font-weight="normal" style:font-name-asian="Courier" style:font-style-asian="normal" style:font-weight-asian="normal" style:font-name-complex="Courier" style:font-style-complex="normal" style:font-weight-complex="normal"/>
    </style:style>
    <style:style style:name="T6" style:family="text" style:parent-style-name="Variable_20_Name">
      <style:text-properties fo:font-style="italic" style:font-style-asian="italic" style:font-style-complex="italic"/>
    </style:style>
    <style:style style:name="T7" style:family="text" style:parent-style-name="Preformatted_20_text">
      <style:text-properties fo:font-variant="normal" fo:text-transform="none" style:font-name="Courier" fo:font-style="normal" fo:font-weight="normal" style:font-name-asian="Courier" style:font-style-asian="normal" style:font-weight-asian="normal" style:font-name-complex="Courier" style:font-style-complex="normal"/>
    </style:style>
    <style:style style:name="T8" style:family="text">
      <style:text-properties style:font-name="Luxi Mono" fo:font-size="9pt" fo:language="none" fo:country="none" style:font-name-asian="Luxi Mono" style:font-size-asian="10pt" style:font-name-complex="Luxi Mono" style:font-size-complex="10pt"/>
    </style:style>
    <style:style style:name="T9" style:family="text" style:parent-style-name="Variable_20_Name">
      <style:text-properties fo:font-variant="normal" fo:text-transform="none" fo:font-style="italic" fo:font-weight="normal" style:font-style-asian="italic" style:font-weight-asian="normal" style:font-style-complex="italic" style:font-weight-complex="normal"/>
    </style:style>
    <style:style style:name="T10" style:family="text" style:parent-style-name="Preformatted_20_text">
      <style:text-properties fo:font-weight="normal" style:font-weight-asian="normal" style:font-weight-complex="normal"/>
    </style:style>
    <style:style style:name="T11" style:family="text">
      <style:text-properties fo:font-weight="normal" style:font-weight-asian="normal" style:font-weight-complex="normal"/>
    </style:style>
    <style:style style:name="T12" style:family="text">
      <style:text-properties fo:font-style="italic" fo:font-weight="bold" style:font-style-asian="italic" style:font-weight-asian="bold" style:font-style-complex="italic" style:font-weight-complex="bold"/>
    </style:style>
    <style:style style:name="T13" style:family="text">
      <style:text-properties fo:font-weight="bold"/>
    </style:style>
    <style:style style:name="T14" style:family="text">
      <style:text-properties fo:font-weight="bold" fo:background-color="transparent"/>
    </style:style>
    <style:style style:name="fr1" style:family="graphic" style:parent-style-name="Frame">
      <style:graphic-properties style:print-content="false" style:wrap="none" style:vertical-pos="from-top" style:vertical-rel="page" style:horizontal-pos="from-left" style:horizontal-rel="page" fo:background-color="#ff0000" style:background-transparency="50%" fo:padding="0.0598in" fo:border="0.0008in solid #000000" style:shadow="none">
        <style:background-image/>
        <style:columns fo:column-count="0" fo:column-gap="0in"/>
      </style:graphic-properties>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number text:level="1" style:num-format="1">
        <style:list-level-properties text:min-label-distance="0.15in"/>
      </text:list-level-style-number>
      <text:list-level-style-number text:level="2" style:num-format="1" text:display-levels="2">
        <style:list-level-properties text:min-label-distance="0.15in"/>
      </text:list-level-style-number>
      <text:list-level-style-number text:level="3" style:num-format="1" text:display-levels="3">
        <style:list-level-properties text:min-label-distance="0.15in"/>
      </text:list-level-style-number>
      <text:list-level-style-number text:level="4" style:num-format="1" text:display-levels="4">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text:list-style style:name="L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Notes" text:anchor-type="page" text:anchor-page-number="1" svg:x="0in" svg:y="0.598in" fo:min-width="9.0217in" style:rel-width="99%" draw:z-index="0">
        <draw:text-box fo:min-height="7.4634in">
          <text:p text:style-name="P1">Document Notes</text:p>
          <text:list text:style-name="L1">
            <text:list-item>
              <text:p text:style-name="P2">Final Printing:</text:p>
            </text:list-item>
            <text:list-item>
              <text:p text:style-name="P3">Print from the master document, not this one.</text:p>
            </text:list-item>
            <text:list-item>
              <text:p text:style-name="P3">This frame won't print in the final document.</text:p>
            </text:list-item>
            <text:list-item>
              <text:p text:style-name="P3">The character styles below should be edited to remove colored background before final printing.</text:p>
            </text:list-item>
            <text:list-item>
              <text:p text:style-name="P2">Paragraph styles:</text:p>
            </text:list-item>
            <text:list-item>
              <text:p text:style-name="P3">Most body text should use <text:span text:style-name="T1">First Line indent</text:span></text:p>
            </text:list-item>
            <text:list-item>
              <text:p text:style-name="P3">Headings use “<text:span text:style-name="T1">Heading 1</text:span>” ... “<text:span text:style-name="T1">Heading n</text:span>” (Levels 1-4 will appear in the table of contents.)</text:p>
            </text:list-item>
            <text:list-item>
              <text:p text:style-name="P3">Example code is in a Table, using <text:span text:style-name="T1">Preformatted Text</text:span>, with a 10% gray background</text:p>
            </text:list-item>
            <text:list-item>
              <text:p text:style-name="P3">Blank lines to offset tables or to add spacing use <text:span text:style-name="T1">ParagraphSpacing</text:span></text:p>
            </text:list-item>
            <text:list-item>
              <text:p text:style-name="P2">Some text uses character styles:</text:p>
            </text:list-item>
            <text:list-item>
              <text:p text:style-name="P3">Function Name: <text:s/><text:span text:style-name="Function_20_Name">my_function()</text:span></text:p>
            </text:list-item>
            <text:list-item>
              <text:p text:style-name="P3">Variable Name: <text:span text:style-name="Variable_20_Name">ret_val</text:span></text:p>
            </text:list-item>
            <text:list-item>
              <text:p text:style-name="P3">API/library Name: <text:span text:style-name="API_2f_library_20_Name">libval(3)</text:span></text:p>
            </text:list-item>
            <text:list-item>
              <text:p text:style-name="P3">Preformatted text: <text:span text:style-name="Preformatted_20_text">MACRO</text:span> (may also be bolded)</text:p>
            </text:list-item>
            <text:list-item>
              <text:p text:style-name="P3">NeedsUpdate: <text:span text:style-name="NeedsUpdate">some out of date text</text:span>.</text:p>
            </text:list-item>
            <text:list-item>
              <text:p text:style-name="P4">Tables:</text:p>
            </text:list-item>
            <text:list-item>
              <text:p text:style-name="P3">Set to centered, and use relative width of ~85%</text:p>
            </text:list-item>
          </text:list>
        </draw:text-box>
      </draw:frame>
      <text:p text:style-name="P5"/>
      <text:h text:style-name="P6" text:outline-level="1">Validator Library Developer’s Guide</text:h>
      <text:p text:style-name="First_20_line_20_indent">This section describes how one can use the interfaces provided by the validator library, <text:span text:style-name="T2">libval(3)</text:span>, to build DNSSEC-aware programs.</text:p>
      <text:p text:style-name="First_20_line_20_indent">The validator library allows applications to check the authenticity of data returned by the DNS by using the security extensions provided by DNSSEC. The library exports a number of interfaces that applications may use in place of legacy resolver interfaces provided by the <text:span text:style-name="T2">libres(3)</text:span> library. Additional interfaces that allow more visibility into the validation process are also available. This allows for the creation of applications that are either only interested in a basic "trusted" or "not-trusted" result, or more sophisticated applications that can look for specific errors as a sign of some network abnormality or attack.</text:p>
      <text:p text:style-name="First_20_line_20_indent">The process of transitioning an application from using simple DNS towards being DNSSEC-aware consists of three steps – </text:p>
      <text:list text:style-name="L3">
        <text:list-item>
          <text:p text:style-name="P7">Instrumentation – making applications capable of seeing DNSSEC results </text:p>
        </text:list-item>
        <text:list-item>
          <text:p text:style-name="P7">Action – making applications act upon DNSSEC results </text:p>
        </text:list-item>
        <text:list-item>
          <text:p text:style-name="P7">Policy – allowing applications control over how DNSSEC status values are determined. </text:p>
        </text:list-item>
      </text:list>
      <text:p text:style-name="ParagraphSpacing"/>
      <text:p text:style-name="First_20_line_20_indent">Section <text:reference-ref text:reference-format="chapter" text:ref-name="BMinstrumentation">1.1</text:reference-ref> describes the interfaces an application would use in order access the results of DNSSEC evaluation. Section <text:reference-ref text:reference-format="chapter" text:ref-name="BMgetstatus">1.2</text:reference-ref> describes the types of results the <text:span text:style-name="API_2f_library_20_Name">libval(3)</text:span> interfaces can return after validation. <text:s/>Section <text:reference-ref text:reference-format="chapter" text:ref-name="BMconfiguration">1.3</text:reference-ref> introduces validator policy and describes the syntax of the validator configuration file. Section <text:reference-ref text:reference-format="chapter" text:ref-name="BMcontext">1.4</text:reference-ref> describes how applications can be made more flexible in their choosing of validator policy at run time. Section <text:span text:style-name="T3"><text:reference-ref text:reference-format="chapter" text:ref-name="BMdetail">1.5</text:reference-ref></text:span> describes other validator interfaces that allow the application to obtain greater detail about the validation process. Section <text:reference-ref text:reference-format="chapter" text:ref-name="BMcustom">1.6</text:reference-ref> describes how one could write their own custom resolver interfaces using the interfaces described in Section <text:reference-ref text:reference-format="chapter" text:ref-name="BMdetail">1.5</text:reference-ref>. Section <text:reference-ref text:reference-format="chapter" text:ref-name="BMcasestudy">1.7</text:reference-ref> describes how DNSSEC validation was added to an existing application.</text:p>
      <text:h text:style-name="Heading_20_2" text:outline-level="2"><text:bookmark text:name="BMinstrumentation"/><text:reference-mark-start text:name="BMinstrumentation"/>Application Instrumentation for DNSSEC<text:reference-mark-end text:name="BMinstrumentation"/></text:h>
      <text:p text:style-name="First_20_line_20_indent">Applications that only use <text:span text:style-name="T4">res_query()</text:span>, <text:span text:style-name="T4">gethostbyname()</text:span><text:span text:style-name="Function_20_Name"> </text:span>and <text:span text:style-name="T4">getaddrinfo()</text:span><text:span text:style-name="Function_20_Name"> </text:span>from the <text:span text:style-name="T2">libres(3)</text:span> for name resolution can be easily made DNSSEC-aware by using similarly named interfaces provided by the validator library - <text:span text:style-name="T4">val_res_query()</text:span><text:span text:style-name="Function_20_Name">,</text:span> <text:span text:style-name="T4">val_gethostbyname()</text:span> and <text:span text:style-name="T4">val_getaddrinfo()</text:span>. These interfaces perform DNSSEC validation of DNS responses in addition to name resolution. It is also possible for applications that use other interfaces for querying the DNS to be made DNSSEC-aware, but this requires a little more effort. This <text:s/>is <text:s/>described in Section <text:reference-ref text:reference-format="chapter" text:ref-name="BMcustom">1.6</text:reference-ref>.</text:p>
      <text:p text:style-name="P8">The prototypes of <text:span text:style-name="T4">val_res_query()</text:span>, <text:span text:style-name="T4">val_gethostbyname()</text:span> and <text:span text:style-name="T4">val_getaddrinfo()</text:span> are given below:</text:p>
      <text:p text:style-name="P9"/>
      <table:table table:name="Table2" table:style-name="Table2">
        <table:table-column table:style-name="Table2.A"/>
        <table:table-row>
          <table:table-cell table:style-name="Table2.A1" office:value-type="string">
            <text:p text:style-name="P10">int val_res_query(const val_context_t *ctx, const char *dname, int class, int type,</text:p>
            <text:p text:style-name="P10"><text:s text:c="18"/>u_char *answer, int anslen, val_status_t *val_status);</text:p>
            <text:p text:style-name="P10"/>
            <text:p text:style-name="P10">struct hostent *val_gethostbyname(val_context_t * ctx, const char *name,</text:p>
            <text:p text:style-name="P10"><text:s text:c="34"/>val_status_t * val_status);</text:p>
            <text:p text:style-name="P10"/>
            <text:p text:style-name="P10">int val_getaddrinfo(val_context_t * ctx, const char *nodename, const char *servname,</text:p>
            <text:p text:style-name="P10"><text:s text:c="20"/>const struct addrinfo *hints, struct val_addrinfo **res);</text:p>
          </table:table-cell>
        </table:table-row>
      </table:table>
      <text:p text:style-name="ParagraphSpacing"/>
      <text:p text:style-name="First_20_line_20_indent"><text:span text:style-name="T4">val_res_query()</text:span>, <text:span text:style-name="T4">val_gethostbyname()</text:span> and <text:span text:style-name="T4">val_getaddrinfo()</text:span> are semantically equivalent to <text:span text:style-name="T4">res_query()</text:span>, <text:span text:style-name="T4">gethostbyname()</text:span> and <text:span text:style-name="T4">getaddrinfo()</text:span> respectively, with slightly differing syntaxes. The essential difference between the interfaces provided by <text:span text:style-name="T2">libval(3)</text:span> and <text:span text:style-name="T2">libres(3)</text:span> is that the former includes additional parameters for controlling the validation process and returning the value of the DNSSEC status. </text:p>
      <text:p text:style-name="First_20_line_20_indent">The validation policy is encapsulated in an opaque validator context object, which has a type of <text:span text:style-name="Variable_20_Name">val_context_t</text:span>. Setting the context parameter in interfaces exported by the <text:span text:style-name="API_2f_library_20_Name">libval</text:span> library to <text:span text:style-name="T5">NULL</text:span> will result in the library using the default validator policy. Configuration of validator policy is described in section <text:span text:style-name="T3"><text:reference-ref text:reference-format="chapter" text:ref-name="BMconfiguration">1.3</text:reference-ref></text:span>.</text:p>
      <text:p text:style-name="First_20_line_20_indent">The <text:span text:style-name="Function_20_Name">val_getaddrinfo()</text:span> function does have one important difference from its counterpart. The structure which is used to return the addresses is a <text:span text:style-name="Variable_20_Name">val_addrinfo</text:span> structure, which has an additional member, <text:span text:style-name="Variable_20_Name">ai_val_status</text:span>, to return the validation status for each address.</text:p>
      <text:p text:style-name="First_20_line_20_indent">Return values from each of the libval APIs are similar to their <text:span text:style-name="T2">libres(3)</text:span> counterparts and similar tests for success and failure must be made following invocation of these calls. Also, the structures allocated by the <text:span text:style-name="T4">val_gethostbyname()</text:span> and <text:span text:style-name="T4">val_getaddrinfo()</text:span> interfaces must be released when they are no longer required, using the <text:span text:style-name="T4">val_freehostent()</text:span> and <text:span text:style-name="T4">val_freeaddrinfo()</text:span> interfaces, respectively.</text:p>
      <text:h text:style-name="Heading_20_3" text:outline-level="3">Example code</text:h>
      <text:p text:style-name="P8">The following code snippets gives examples of how one might change code using existing libres interfaces in place of the ones provided by <text:span text:style-name="T2">libval(3)</text:span>.</text:p>
      <text:h text:style-name="Heading_20_4" text:outline-level="4">val_res_query()</text:h>
      <text:p text:style-name="P8">An application using <text:span text:style-name="Function_20_Name">res_query()</text:span> can easily be updated to use <text:span text:style-name="Function_20_Name">val_res_query()</text:span>.</text:p>
      <text:p text:style-name="P9"/>
      <table:table table:name="Table1" table:style-name="Table1">
        <table:table-column table:style-name="Table1.A"/>
        <table:table-row>
          <table:table-cell table:style-name="Table1.A1" office:value-type="string">
            <text:p text:style-name="P10">int use_val_res_query(int argc, char *argv[])</text:p>
            <text:p text:style-name="P10">{</text:p>
            <text:p text:style-name="P10"><text:s text:c="4"/>val_status_t val_status;</text:p>
            <text:p text:style-name="P10"><text:s text:c="4"/>unsigned char answer[8096];</text:p>
            <text:p text:style-name="P10"><text:s text:c="4"/>int ret_val, answer_len;</text:p>
            <text:p text:style-name="P10"><text:s text:c="125"/></text:p>
            <text:p text:style-name="P10"><text:s text:c="4"/>if (argc &lt; 2) {</text:p>
            <text:p text:style-name="P10"><text:s text:c="8"/>printf("Usage: %s &lt;domain-name&gt;\n", argv[0]);</text:p>
            <text:p text:style-name="P10"><text:s text:c="8"/>exit(1);</text:p>
            <text:p text:style-name="P10"><text:s text:c="4"/>}</text:p>
            <text:p text:style-name="P10"/>
            <text:p text:style-name="P11"><text:s text:c="4"/>length = val_res_query(NULL, argv[1], ns_c_in, ns_t_a,</text:p>
            <text:p text:style-name="P11"><text:s text:c="27"/>answer, sizeof(answer), &amp;val_status);</text:p>
            <text:p text:style-name="P11"><text:s text:c="4"/>if ((lenght &lt; 0) || (length &gt; sizeof(answer)) {</text:p>
            <text:p text:style-name="P11"><text:s text:c="7"/>/* error handling */</text:p>
            <text:p text:style-name="P11"><text:s text:c="4"/>}</text:p>
            <text:p text:style-name="P11"><text:s text:c="4"/>else if (!val_istrusted(val_status))</text:p>
            <text:p text:style-name="P11"><text:s text:c="8"/>printf("*** WARNING: DNS resolution is not trusted (%s)",</text:p>
            <text:p text:style-name="P11"><text:s text:c="15"/>p_val_status(val_status));</text:p>
            <text:p text:style-name="P11"><text:s text:c="4"/>else</text:p>
            <text:p text:style-name="P11"><text:s text:c="8"/>printf("ValStatus: %s", p_val_status(val_status));</text:p>
            <text:p text:style-name="P10"><text:s text:c="125"/></text:p>
            <text:p text:style-name="P10"><text:s text:c="4"/>return 0;</text:p>
            <text:p text:style-name="P10">}</text:p>
          </table:table-cell>
        </table:table-row>
      </table:table>
      <text:p text:style-name="ParagraphSpacing"/>
      <text:h text:style-name="Heading_20_4" text:outline-level="4">val_gethostbyname()</text:h>
      <text:p text:style-name="First_20_line_20_indent">Similarly, <text:span text:style-name="Function_20_Name">gethostbyname()</text:span> can be updated to <text:span text:style-name="Function_20_Name">val_gethostbyname()</text:span>. Note that <text:span text:style-name="Function_20_Name">val_freehostent()</text:span> must be used in place of any existing <text:span text:style-name="Function_20_Name">freehostent()</text:span> calls.</text:p>
      <text:p text:style-name="P9"/>
      <table:table table:name="Table18" table:style-name="Table18">
        <table:table-column table:style-name="Table18.A"/>
        <table:table-row>
          <table:table-cell table:style-name="Table18.A1" office:value-type="string">
            <text:p text:style-name="P10">int use_val_gethostbyname(int argc, char *argv[])</text:p>
            <text:p text:style-name="P10">{</text:p>
            <text:p text:style-name="P10"><text:s text:c="4"/>val_status_t val_status;</text:p>
            <text:p text:style-name="P10"><text:s text:c="4"/>struct hostent *h = NULL;</text:p>
            <text:p text:style-name="P10"><text:s text:c="125"/></text:p>
            <text:p text:style-name="P10"><text:s text:c="4"/>if (argc &lt; 2) {</text:p>
            <text:p text:style-name="P10"><text:s text:c="8"/>printf("Usage: %s &lt;hostname&gt;\n", argv[0]);</text:p>
            <text:p text:style-name="P10"><text:s text:c="8"/>exit(1);</text:p>
            <text:p text:style-name="P10"><text:s text:c="4"/>}</text:p>
            <text:p text:style-name="P10"><text:s text:c="125"/></text:p>
            <text:p text:style-name="P10"><text:s text:c="4"/>h = val_gethostbyname(NULL, argv[1], &amp;val_status);</text:p>
            <text:p text:style-name="P10"><text:s text:c="4"/>if (h)</text:p>
            <text:p text:style-name="P10"><text:s text:c="8"/>printf("DNSSEC Status = %d [%s]\n", val_status, p_val_status(val_status));</text:p>
            <text:p text:style-name="P10"><text:s text:c="125"/></text:p>
            <text:p text:style-name="P10"><text:s text:c="4"/>return 0;</text:p>
            <text:p text:style-name="P10">}</text:p>
          </table:table-cell>
        </table:table-row>
      </table:table>
      <text:p text:style-name="P9"/>
      <text:h text:style-name="Heading_20_4" text:outline-level="4">val_getaddrinfo()</text:h>
      <text:p text:style-name="P8">Finally, <text:span text:style-name="Function_20_Name">getaddrinfo()</text:span> can be updated to <text:span text:style-name="Function_20_Name">val_getaddrinfo()</text:span>. Note that <text:span text:style-name="Function_20_Name">val_freeaddrinfo()</text:span> must be used in place of any existing <text:span text:style-name="Function_20_Name">freeaddrinfo()</text:span> calls.</text:p>
      <table:table table:name="Table19" table:style-name="Table19">
        <table:table-column table:style-name="Table19.A"/>
        <table:table-row>
          <table:table-cell table:style-name="Table19.A1" office:value-type="string">
            <text:p text:style-name="P10">int use_val_getaddrinfo(int argc, char *argv[])</text:p>
            <text:p text:style-name="P10">{</text:p>
            <text:p text:style-name="P10"><text:s text:c="4"/>int ret_val;</text:p>
            <text:p text:style-name="P10"><text:s text:c="4"/>struct val_addrinfo *ainfo = NULL;</text:p>
            <text:p text:style-name="P10"><text:s text:c="125"/></text:p>
            <text:p text:style-name="P10"><text:s text:c="4"/>if (argc &lt; 2) {</text:p>
            <text:p text:style-name="P10"><text:s text:c="8"/>printf("Usage: %s &lt;hostname&gt;\n", argv[0]);</text:p>
            <text:p text:style-name="P10"><text:s text:c="8"/>exit(1);</text:p>
            <text:p text:style-name="P10"><text:s text:c="4"/>}</text:p>
            <text:p text:style-name="P10"><text:s text:c="125"/></text:p>
            <text:p text:style-name="P10"><text:s text:c="4"/>ret_val = val_getaddrinfo(NULL, argv[1], NULL, NULL, &amp;ainfo);</text:p>
            <text:p text:style-name="P10"><text:s text:c="4"/>if (retval == VAL_NO_ERROR)</text:p>
            <text:p text:style-name="P10"><text:s text:c="8"/>printf("DNSSEC Status = %d [%s]\n", ainfo-&gt;ai_val_status,</text:p>
            <text:p text:style-name="P10"><text:s text:c="15"/>p_val_status(ainfo-&gt;ai_val_status));</text:p>
            <text:p text:style-name="P10"><text:s text:c="4"/>if (ainfo!= NULL)</text:p>
            <text:p text:style-name="P10"><text:s text:c="8"/>val_freeaddrinfo(ainfo);</text:p>
            <text:p text:style-name="P10"><text:s text:c="125"/></text:p>
            <text:p text:style-name="P10"><text:s text:c="4"/>return 0;</text:p>
            <text:p text:style-name="P10">}</text:p>
          </table:table-cell>
        </table:table-row>
      </table:table>
      <text:p text:style-name="ParagraphSpacing"/>
      <text:h text:style-name="Heading_20_2" text:outline-level="2"><text:reference-mark-start text:name="BMgetstatus"/>DNSSEC Status Values Returned by libval<text:reference-mark-end text:name="BMgetstatus"/></text:h>
      <text:p text:style-name="First_20_line_20_indent">The result from DNSSEC processing is available to the application as an integer value. There are different ways to obtain the DNSSEC status for a response to a query based on the interface used. </text:p>
      <text:list text:style-name="L4">
        <text:list-item>
          <text:p text:style-name="P12"><text:span text:style-name="T4">val_res_query()</text:span>: The <text:span text:style-name="T6">val_status</text:span> parameter.</text:p>
        </text:list-item>
        <text:list-item>
          <text:p text:style-name="P12"><text:span text:style-name="T4">val_gethostbyname()</text:span>: <text:s text:c="2"/>The <text:span text:style-name="Variable_20_Name">val_status</text:span> parameter.</text:p>
        </text:list-item>
      </text:list>
      <text:list text:style-name="L5">
        <text:list-item>
          <text:p text:style-name="P13"><text:span text:style-name="T4">val_getaddrinfo()</text:span>: The <text:span text:style-name="Variable_20_Name">ai_val_status</text:span> member of the <text:span text:style-name="Variable_20_Name">val_addrinfo</text:span> parameter.</text:p>
        </text:list-item>
      </text:list>
      <text:p text:style-name="ParagraphSpacing"/>
      <text:p text:style-name="P8">A successful call will have a status of <text:span text:style-name="Preformatted_20_text">VAL_NO_ERROR</text:span>. Several convenience functions are available to help interpret validator status values. Their prototypes are:</text:p>
      <text:p text:style-name="ParagraphSpacing"/>
      <table:table table:name="Table20" table:style-name="Table20">
        <table:table-column table:style-name="Table20.A"/>
        <table:table-header-rows>
          <table:table-row>
            <table:table-cell table:style-name="Table20.A1" office:value-type="string">
              <text:p text:style-name="P14">int val_istrusted(int valerrno);</text:p>
              <text:p text:style-name="P14">int val_isvalidated(int valerrno);</text:p>
              <text:p text:style-name="P14">char *p_val_status(int valerrno);</text:p>
            </table:table-cell>
          </table:table-row>
        </table:table-header-rows>
      </table:table>
      <text:p text:style-name="ParagraphSpacing"/>
      <text:p text:style-name="First_20_line_20_indent"><text:span text:style-name="T4">val_istrusted()</text:span>, can be used to determine if a DNSSEC status values is considered trusted. This function returns 0 for untrusted status values, and a non-zero value for untrusted statuses. The status values that are considered trusted are: <text:span text:style-name="Preformatted_20_text">VAL_SUCCESS, VAL_NONEXISTENT_NAME, VAL_NONEXISTENT_TYPE, VAL_NONEXISTENT_NAME_NOCHAIN, <text:s/>VAL_NONEXISTENT_TYPE_NOCHAIN, VAL_NONEXISTENT_NAME_OPTOUT, <text:s text:c="2"/>VAL_PROVABLY_UNSECURE, VAL_IGNORE_VALIDATION, VAL_TRUSTED_ZONE</text:span> and <text:span text:style-name="Preformatted_20_text">VAL_LOCAL_ANSWER.</text:span></text:p>
      <text:p text:style-name="First_20_line_20_indent"><text:span text:style-name="T4">val_isvalidated()</text:span>, can be used to determine if a trusted DNSSEC status value is cryptographically validated. This function returns 0 for validated status values, and a non-zero value for non-validated statuses (every thing except <text:span text:style-name="T5">VAL_SUCCESS</text:span><text:span text:style-name="Preformatted_20_text"><text:span text:style-name="Preformatted_20_text">, </text:span></text:span><text:span text:style-name="Preformatted_20_text"><text:span text:style-name="Preformatted_20_text"><text:span text:style-name="T5">VVAL_NONEXISTENT_NAME</text:span></text:span></text:span> and <text:span text:style-name="T5">VAL_</text:span><text:span text:style-name="T7">VAL_NONEXISTENT_TYPE</text:span>).</text:p>
      <text:p text:style-name="First_20_line_20_indent">DNSSEC status values can be displayed as text using the <text:span text:style-name="T4">p_val_status()</text:span> interface.</text:p>
      <text:h text:style-name="Heading_20_2" text:outline-level="2"><text:reference-mark-start text:name="BMconfiguration"/>Validator Configuration<text:reference-mark-end text:name="BMconfiguration"/></text:h>
      <text:p text:style-name="P15">The validator library reads configuration information from two separate files. By default, these files are <text:span text:style-name="T5">/etc/resolv.conf</text:span> and <text:span text:style-name="T5">/etc/dnsval.conf</text:span>.</text:p>
      <text:h text:style-name="Heading_20_3" text:outline-level="3">Validator Resolver configuration</text:h>
      <text:p text:style-name="First_20_line_20_indent">Resolver configuration is specified in <text:span text:style-name="T5">/etc/resolv.conf</text:span>. Only the <text:span text:style-name="T5">nameserver</text:span> option is supported in the <text:span text:style-name="T5">resolv.conf</text:span> file. All other options are silently ignored. The <text:span text:style-name="T5">nameserver</text:span> option is used to specify the IP address of the name server to which queries will be sent by default.</text:p>
      <text:p text:style-name="ParagraphSpacing"/>
      <table:table table:name="Table16" table:style-name="Table16">
        <table:table-column table:style-name="Table16.A"/>
        <table:table-row>
          <table:table-cell table:style-name="Table16.A1" office:value-type="string">
            <text:p text:style-name="Preformatted_20_Text">nameserver 10.0.0.1</text:p>
          </table:table-cell>
        </table:table-row>
      </table:table>
      <text:p text:style-name="ParagraphSpacing"/>
      <text:p text:style-name="First_20_line_20_indent">An application that wishes to use a different file for the resolver configuration can specify the file by passing the full path to <text:span text:style-name="Function_20_Name">resolver_config_set()</text:span>.</text:p>
      <text:h text:style-name="Heading_20_3" text:outline-level="3">Validator Policy configuration</text:h>
      <text:p text:style-name="First_20_line_20_indent">Local policy for the validator is stored in the local configration system (typically the configuration file, /etc/dnsval.conf). Policies are identified by simple text strings called labels, which must be unique within the configuration system. As an example, "browser" could be used as the label that defines the validator policy for all web-browsers in a system. <text:s/>A label value of ":" identifies the "default" policy, or the policy that is used when a NULL context is specified as the ctx parameter. The default policy is unique within the configuration system. Furthermore, the ':' character is only allowed in the default policy label. If the policy identified by the ':' label does not exist in the configuration system, the first policy in the configuration system is used as the default policy.</text:p>
      <text:p text:style-name="ParagraphSpacing"/>
      <table:table table:name="Table17" table:style-name="Table17">
        <table:table-column table:style-name="Table17.A"/>
        <table:table-row>
          <table:table-cell table:style-name="Table17.A1" office:value-type="string">
            <text:p text:style-name="P16">&lt;label&gt; &lt;keyword&gt; &lt;<text:span text:style-name="T8">additional</text:span>-data&gt;;</text:p>
          </table:table-cell>
        </table:table-row>
      </table:table>
      <text:p text:style-name="ParagraphSpacing"/>
      <text:p text:style-name="First_20_line_20_indent">Currently two different values for <text:span text:style-name="T9">keyword</text:span> are defined: <text:span text:style-name="Preformatted_20_text">trust-anchor</text:span> and <text:span text:style-name="Preformatted_20_text">zone-security-expectation</text:span>.</text:p>
      <text:p text:style-name="First_20_line_20_indent">An application that wishes to use a different file for the validator policy configuration can specify the file by passing the full path to <text:span text:style-name="Function_20_Name">dnsval_conf_set()</text:span>.</text:p>
      <text:h text:style-name="Heading_20_4" text:outline-level="4">Trust Anchor configuration</text:h>
      <text:p text:style-name="First_20_line_20_indent">A trust-anchor policy fragment specifies the trust anchors for a sequence of zones. The additional data portion for this keyword is a sequence of the zone name and a quoted string containing the RDATA portion for the trust anchor’s DNSKEY. For example:</text:p>
      <text:p text:style-name="P9"/>
      <table:table table:name="Table6" table:style-name="Table6">
        <table:table-column table:style-name="Table6.A"/>
        <table:table-row>
          <table:table-cell table:style-name="Table6.A1" office:value-type="string">
            <text:p text:style-name="Preformatted_20_Text"># &lt;label&gt; trust-anchor &lt;zone&gt; &lt;zone-key&gt; [&lt;zone&gt; &lt;zone-key&gt;];</text:p>
            <text:p text:style-name="Preformatted_20_Text"/>
            <text:p text:style-name="Preformatted_20_Text">mozilla trust-anchor</text:p>
            <text:p text:style-name="Preformatted_20_Text"><text:s text:c="8"/>fruits.netsec.tislabs.com.</text:p>
            <text:p text:style-name="Preformatted_20_Text"><text:s text:c="12"/>"257 3 5</text:p>
            <text:p text:style-name="Preformatted_20_Text"><text:s text:c="12"/>AQO8XS4y9r77X9SHBmrxMoJf1Pf9AT9Mr/L5BBGtO9/e9f/zl4FFgM2l</text:p>
            <text:p text:style-name="Preformatted_20_Text"><text:s text:c="12"/>B6M2XEm6mp6mit4tzpB/sAEQw1McYz6bJdKkTiqtuWTCfDmgQhI6/Ha0</text:p>
            <text:p text:style-name="Preformatted_20_Text"><text:s text:c="12"/>EfGPNSqnY 99FmbSeWNIRaa4fgSCVFhvbrYq1nXkNVyQPeEVHkoDNCAlr</text:p>
            <text:p text:style-name="Preformatted_20_Text"><text:s text:c="12"/>qOA3lw=="</text:p>
            <text:p text:style-name="Preformatted_20_Text"><text:s text:c="8"/>netsec.tislabs.com.</text:p>
            <text:p text:style-name="Preformatted_20_Text"><text:s text:c="11"/>"257 3 5</text:p>
            <text:p text:style-name="Preformatted_20_Text"><text:s text:c="12"/>AQO8XS4y9r77X9SHBmrxMoJf1Pf9AT9Mr/L5BBGtO9/e9f/zl4FFgM2l</text:p>
            <text:p text:style-name="Preformatted_20_Text"><text:s text:c="12"/>B6M2XEm6mp6mit4tzpB/sAEQw1McYz6bJdKkTiqtuWTCfDmgQhI6/Ha0</text:p>
            <text:p text:style-name="Preformatted_20_Text"><text:s text:c="12"/>EfGPNSqnY 99FmbSeWNIRaa4fgSCVFhvbrYq1nXkNVyQPeEVHkoDNCAlr</text:p>
            <text:p text:style-name="Preformatted_20_Text"><text:s text:c="12"/>qOA3lw=="</text:p>
            <text:p text:style-name="Preformatted_20_Text"><text:s text:c="8"/>;</text:p>
          </table:table-cell>
        </table:table-row>
      </table:table>
      <text:p text:style-name="ParagraphSpacing"/>
      <text:h text:style-name="Heading_20_4" text:outline-level="4">Zone Security Expectation configuration</text:h>
      <text:p text:style-name="P8">A zone-security policy fragment specifies the local security expectation for a zone. The additional data portion for this keyword is a sequence of the zone name and its trust status – trusted, untrusted or ignore.</text:p>
      <text:p text:style-name="First_20_line_20_indent">A zone security policy of ignore or trusted will result in no validation being done for the specified zone. A policy of validate indicates that the specified zone should be validated up to a configured trust anchor.</text:p>
      <text:p text:style-name="First_20_line_20_indent">Here is an example configuration for zone security expectations:</text:p>
      <text:p text:style-name="P9"/>
      <table:table table:name="Table7" table:style-name="Table7">
        <table:table-column table:style-name="Table7.A"/>
        <table:table-row>
          <table:table-cell table:style-name="Table7.A1" office:value-type="string">
            <text:p text:style-name="Preformatted_20_Text"># &lt;label&gt; zone-security-expectation &lt;zone&gt; &lt;validate|ignore|untrusted&gt;</text:p>
            <text:p text:style-name="Preformatted_20_Text"/>
            <text:p text:style-name="Preformatted_20_Text">validate_all zone-security-expectation . validate;</text:p>
            <text:p text:style-name="Preformatted_20_Text"/>
            <text:p text:style-name="Preformatted_20_Text">validate_none zone-security-expectation . ignore;</text:p>
            <text:p text:style-name="Preformatted_20_Text"/>
            <text:p text:style-name="Preformatted_20_Text">mozilla zone-security-expectation wesh.fruits.netsec.tislabs.com untrusted;</text:p>
          </table:table-cell>
        </table:table-row>
      </table:table>
      <text:p text:style-name="ParagraphSpacing"/>
      <text:p text:style-name="First_20_line_20_indent"/>
      <text:h text:style-name="Heading_20_2" text:outline-level="2"><text:bookmark-start text:name="BMcontext"/><text:reference-mark-start text:name="BMcontext"/>Controlling Validator Behavior Within Applications<text:bookmark-end text:name="BMcontext"/><text:reference-mark-end text:name="BMcontext"/></text:h>
      <text:p text:style-name="P8">The validator library allows multiple applications to operate with differing validator policies at the same instance. A handle to each of the different instantiations of the validator under different policies is available through the validator context. The prototypes for the policy manipulation functions are:</text:p>
      <text:p text:style-name="P9"/>
      <table:table table:name="Table3" table:style-name="Table3">
        <table:table-column table:style-name="Table3.A"/>
        <table:table-row>
          <table:table-cell table:style-name="Table3.A1" office:value-type="string">
            <text:p text:style-name="Preformatted_20_Text">int val_create_context(const char *scope, val_context_t **newcontext);</text:p>
            <text:p text:style-name="Preformatted_20_Text">void val_free_context(val_context_t *context);</text:p>
          </table:table-cell>
        </table:table-row>
      </table:table>
      <text:p text:style-name="ParagraphSpacing"/>
      <text:p text:style-name="First_20_line_20_indent">Applications can create a new validator context using the <text:span text:style-name="T4">val_create_context()</text:span> method. This method parses the resolver and validator configuration files and creates a new context object, which is returned via the handle <text:span text:style-name="T6">newcontext</text:span>.</text:p>
      <text:p text:style-name="First_20_line_20_indent">The val_create_context() creates a handle to a validator policy context. The scope parameter identifies the particular policy to be used as the active policy for the context during validation. <text:s/>Policy scopes have a hierarchical organization, with each member in the hierarchy identifying a policy label in the configuration system. The effective policy for the context is determined by the relative ordering of the first occurrence of the label in the policy scope. The validator forms an effective policy by cumulatively applying the policies for each label in the hierarchy. For example, for the policy scope "mozilla:browser", the effective policy is computed by applying policies for the "browser" and "mozilla" policies, in that order. A ':' character in the policy scope is used to indicate the default policy in the hierarchy. A NULL scope creates a context with only the default base policy .</text:p>
      <text:p text:style-name="First_20_line_20_indent">Contexts that were created using the <text:span text:style-name="T4">val_create_context()</text:span> interface should be destroyed when they are no longer needed, using the <text:span text:style-name="T4">val_free_context()</text:span> method.</text:p>
      <text:h text:style-name="Heading_20_2" text:outline-level="2"><text:bookmark-start text:name="BMdetail"/><text:reference-mark-start text:name="BMdetail"/>Observing the Finer Details<text:bookmark-end text:name="BMdetail"/><text:reference-mark-end text:name="BMdetail"/></text:h>
      <text:p text:style-name="P8">The <text:span text:style-name="T4">val_resolve_and_check()</text:span> interface forms the core of the validator functionality and can be used to query a set of name servers for a tuple, verify and validate the response. Verification is the step of checking the RRSIGs and validation includes performing verification up the chain of trust all the way to a trust anchor. All of the interfaces described above that are used to fetch and validate DNS answers make use of this interface.</text:p>
      <text:p text:style-name="P9"/>
      <table:table table:name="Table13" table:style-name="Table13">
        <table:table-column table:style-name="Table13.A"/>
        <table:table-row>
          <table:table-cell table:style-name="Table13.A1" office:value-type="string">
            <text:p text:style-name="Preformatted_20_Text">int val_resolve_and_check( val_context_t *context, u_char *domain_name_n,</text:p>
            <text:p text:style-name="Preformatted_20_Text"><text:s text:c="27"/>const u_int16_t type, const u_int16_t class,</text:p>
            <text:p text:style-name="Preformatted_20_Text"><text:s text:c="27"/>const u_int8_t flags, struct val_result_chain **results);</text:p>
            <text:p text:style-name="Preformatted_20_Text">void free_result_chain(struct val_result **results);</text:p>
          </table:table-cell>
        </table:table-row>
      </table:table>
      <text:p text:style-name="ParagraphSpacing"/>
      <text:p text:style-name="First_20_line_20_indent">The <text:span text:style-name="T6">domain_name_n</text:span> parameter is the queried name in DNS wire format. The conversion from host format to DNS wire format can be done using the <text:span text:style-name="T4">ns_name_pton()</text:span> <text:span text:style-name="T2">libres(3)</text:span> helper function that is also exported by <text:span text:style-name="T2">libval(3)</text:span>.</text:p>
      <text:p text:style-name="First_20_line_20_indent">The <text:span text:style-name="API_2f_library_20_Name">libval</text:span> library internally allocates memory for this parameter, so that memory must be freed by the invoking application using the <text:span text:style-name="T4">val_free_result_chain()</text:span> interfaces.</text:p>
      <text:p text:style-name="First_20_line_20_indent"><text:span text:style-name="T4">val_resolve_and_check()</text:span> returns <text:span text:style-name="T5">NO_ERROR</text:span> on success. Answers returned by <text:span text:style-name="T4">val_resolve_and_check()</text:span><text:span text:style-name="Function_20_Name"> </text:span>are made available in the <text:span text:style-name="T6">results</text:span> chain. Each answer is a distinct RRset; multiple RRs within the RRset are treated as the same answer. Multiple answers are possible when <text:span text:style-name="T6">type</text:span> is <text:span text:style-name="T5">ns_t_any</text:span> or <text:span text:style-name="T5">ns_t_rrsig</text:span>.</text:p>
      <text:p text:style-name="First_20_line_20_indent">The <text:span text:style-name="Variable_20_Name">val_rc_answer</text:span> member of <text:span text:style-name="T6">results</text:span> points to the authentication chain for the RRset. The authentication chain contains the actual RRset returned by the name server in response to the query. These structures allow an application to investigate the DNSSEC validation status of each link in the validation chain. Most applications will only require the first <text:span text:style-name="T6">result</text:span> structure in the results chain, since this provides a single error code for representing the authenticity of returned data. Other more intrusive applications such as a DNSSEC troubleshooting utility may look at the individual authentication chain elements to identify which particular component in the chain-of-trust led to validation failure, if any.</text:p>
      <text:p text:style-name="P17">Upon completion of the <text:span text:style-name="T4">val_resolve_and_check()</text:span> call, the <text:span text:style-name="T6">val_ac_status</text:span> element within the authentication chain element structure contains the validation status of a particular authentication chain element. This generally contains a different value than the final DNSSEC status returned by higher level applications since it only applies to the given authentication chain element. Successful DNSSEC Status values can only be generated if every component in the chain of trust was validated, and the chain culminates with a trusted record. The <text:span text:style-name="T6">val_ac_status</text:span> field may contain one of the values described in the following sections for an authentication chain element. authentication chain element status values may be displayed as text using the <text:span text:style-name="T4">p_val_status()</text:span> interface.</text:p>
      <text:h text:style-name="Heading_20_3" text:outline-level="3">Authentication Chain Status Values</text:h>
      <text:h text:style-name="Heading_20_4" text:outline-level="4">RRSet status values</text:h>
      <text:list text:style-name="L6">
        <text:list-item>
          <text:p text:style-name="P18"><text:span text:style-name="Preformatted_20_text">VAL_SUCCESS</text:span>: Answer received and validated successfully.</text:p>
        </text:list-item>
        <text:list-item>
          <text:p text:style-name="P18"><text:span text:style-name="Preformatted_20_text">VAL_LOCAL_ANSWER</text:span>: Answer was available from a local file.</text:p>
        </text:list-item>
        <text:list-item>
          <text:p text:style-name="P18"><text:span text:style-name="Preformatted_20_text">VAL_BARE_RRSIG</text:span>: No DNSSEC validation possible, query was for an RRSIG.</text:p>
        </text:list-item>
        <text:list-item>
          <text:p text:style-name="P18"><text:span text:style-name="Preformatted_20_text">VAL_NONEXISTENT_NAME</text:span>: No name was present and a valid proof of non-existence confirming the missing name (NSEC or NSEC3 span) was returned. The components of the proof were also individually validated. </text:p>
        </text:list-item>
        <text:list-item>
          <text:p text:style-name="P18"><text:span text:style-name="Preformatted_20_text">VAL_NONEXISTENT_TYPE</text:span>: No type exists for the name and a valid proof of non-existence confirming the missing name (NSEC or NSEC3 span) was returned. <text:s/>The components of the proof were also individually validated. </text:p>
        </text:list-item>
        <text:list-item>
          <text:p text:style-name="P18"><text:span text:style-name="Preformatted_20_text">VAL_NONEXISTENT_NAME_NOCHAIN</text:span>: No name was present and a valid proof of non-existence confirming the missing name (NSEC or NSEC3 span) was returned. The components of the proof were also identified to be trustworthy, but they were not individually validated.</text:p>
        </text:list-item>
        <text:list-item>
          <text:p text:style-name="P18"><text:span text:style-name="Preformatted_20_text">VAL_NONEXISTENT_TYPE_NOCHAIN</text:span>: No type exists for the name and a valid proof of non-existence confirming the missing name (NSEC or NSEC3 span) was returned. <text:s/>The components of the proof were also identified to be trustworthy, but they were not individually validated. </text:p>
        </text:list-item>
        <text:list-item>
          <text:p text:style-name="P18"><text:span text:style-name="Preformatted_20_text">VAL_ERROR</text:span>: Did not have sufficient or relevant data to complete validation, or encountered a DNS error.</text:p>
        </text:list-item>
        <text:list-item>
          <text:p text:style-name="P18">(<text:span text:style-name="Preformatted_20_text">VAL_DNS_ERROR_BASE + SR_error</text:span>): This value contains a resolver error from libsres. The libsres error is added to <text:span text:style-name="Preformatted_20_text">VAL_DNS_ERROR_BASE</text:span>, so this value will lie between <text:span text:style-name="Preformatted_20_text">VAL_DNS_ERROR_BASE</text:span> and <text:span text:style-name="Preformatted_20_text">VAL_DNS_ERROR_LAST</text:span>.</text:p>
        </text:list-item>
        <text:list-item>
          <text:p text:style-name="P18"><text:span text:style-name="Preformatted_20_text">VAL_INDETERMINATE</text:span>: Lacking information to give a more conclusive answer.</text:p>
        </text:list-item>
        <text:list-item>
          <text:p text:style-name="P18"><text:span text:style-name="Preformatted_20_text">VAL_BOGUS</text:span>: Validation failure condition.</text:p>
        </text:list-item>
        <text:list-item>
          <text:p text:style-name="P18"><text:span text:style-name="Preformatted_20_text">VAL_NOTRUST</text:span>: All available components in the authentication chain verified properly, but there was no trust anchor available.</text:p>
        </text:list-item>
        <text:list-item>
          <text:p text:style-name="P18"><text:span text:style-name="Preformatted_20_text">VAL_IGNORE_VALIDATION</text:span>: Local policy was configured to ignore validation for the zone from which this data was received.</text:p>
        </text:list-item>
        <text:list-item>
          <text:p text:style-name="P18"><text:span text:style-name="Preformatted_20_text">VAL_TRUSTED_ZONE</text:span>: <text:s/>Local policy was configured to trust <text:s/>any data received from the given zone. </text:p>
        </text:list-item>
        <text:list-item>
          <text:p text:style-name="P18"><text:span text:style-name="Preformatted_20_text">VAL_UNTRUSTED_ZONE</text:span>: Local policy was configured to reject any data received from the given zone. </text:p>
        </text:list-item>
        <text:list-item>
          <text:p text:style-name="P18"><text:span text:style-name="Preformatted_20_text">VAL_PROVABLY_UNSECURE</text:span>: The record or some ancestor of the record in the authentication chain towards the trust anchor was known to be provably unsecure.</text:p>
        </text:list-item>
      </text:list>
      <text:h text:style-name="Heading_20_4" text:outline-level="4">Validation Chain Status Values</text:h>
      <text:list text:style-name="L6">
        <text:list-item text:start-value="1">
          <text:p text:style-name="P18"><text:span text:style-name="Preformatted_20_text">VAL_AC_UNSET</text:span>: The status was not set.</text:p>
        </text:list-item>
        <text:list-item>
          <text:p text:style-name="P18"><text:span text:style-name="Preformatted_20_text">VAL_AC_DATA_MISSING</text:span>: No data was returned for a query and the DNS did not indicate an error.</text:p>
        </text:list-item>
        <text:list-item>
          <text:p text:style-name="P18"><text:span text:style-name="Preformatted_20_text">VAL_AC_RRSIG_MISSING</text:span>: RRSIG data could not be retrieved for a resource record.</text:p>
        </text:list-item>
        <text:list-item>
          <text:p text:style-name="P18"><text:span text:style-name="Preformatted_20_text">VAL_AC_DNSKEY_MISSING</text:span>: The DNSKEY for an RRSIG covering a resource record could not be retrieved.</text:p>
        </text:list-item>
        <text:list-item>
          <text:p text:style-name="P18"><text:span text:style-name="Preformatted_20_text">VAL_AC_DS_MISSING</text:span>: The DS record covering a DNSKEY record was not available.</text:p>
        </text:list-item>
        <text:list-item>
          <text:p text:style-name="P18"><text:span text:style-name="Preformatted_20_text">VAL_AC_UNTRUSTED_ZONE</text:span>: Local policy defined a given zone as untrusted, with no further validation being deemed necessary.</text:p>
        </text:list-item>
        <text:list-item>
          <text:p text:style-name="P18"><text:span text:style-name="Preformatted_20_text">VAL_AC_UNKNOWN_DNSKEY_PROTOCOL</text:span>: The DNSKEY protocol number was unrecognized.</text:p>
        </text:list-item>
        <text:list-item>
          <text:p text:style-name="P18"><text:span text:style-name="Preformatted_20_text">VAL_AC_NOT_VERIFIED</text:span>: All RRSIGs covering the RRset could not be verified.</text:p>
        </text:list-item>
        <text:list-item>
          <text:p text:style-name="P18"><text:span text:style-name="Preformatted_20_text">VAL_AC_VERIFIED</text:span>: At least one RRSIG covering a resource record had a status of <text:span text:style-name="Preformatted_20_text">VAL_AC_RRSIG_VERIFIED</text:span>.</text:p>
        </text:list-item>
        <text:list-item>
          <text:p text:style-name="P18"><text:span text:style-name="Preformatted_20_text">VAL_AC_LOCAL_ANSWER</text:span>: The answer was obtained locally (e.g., from /etc/hosts) and validation was not performed on the results.</text:p>
        </text:list-item>
        <text:list-item>
          <text:p text:style-name="P18"><text:span text:style-name="Preformatted_20_text">VAL_AC_TRUST_KEY</text:span>: A given DNSKEY or a DS record was locally defined to be a trust anchor.</text:p>
        </text:list-item>
        <text:list-item>
          <text:p text:style-name="P18"><text:span text:style-name="Preformatted_20_text">VAL_AC_IGNORE_VALIDATION</text:span>: Validation for the given resource record was ignored, either because of some local policy directive or because of some protocol-specific behavior.</text:p>
        </text:list-item>
        <text:list-item>
          <text:p text:style-name="P18"><text:span text:style-name="Preformatted_20_text">VAL_AC_TRUSTED_ZONE</text:span>: Local policy defined a given zone as trusted, with no further validation being deemed necessary.</text:p>
        </text:list-item>
        <text:list-item>
          <text:p text:style-name="P18"><text:span text:style-name="Preformatted_20_text">VAL_AC_PROVABLY_UNSECURE</text:span>: The authentication chain from a trust anchor to a given zone could not be constructed due to the provable absence of a DS record for this zone in the parent.</text:p>
        </text:list-item>
        <text:list-item>
          <text:p text:style-name="P18"><text:span text:style-name="Preformatted_20_text">VAL_AC_BARE_RRSIG</text:span>: The response was for a query of type RRSIG. RRSIGs contain the cryptographic signatures for other DNS data and cannot themselves be validated.</text:p>
        </text:list-item>
        <text:list-item>
          <text:p text:style-name="P18"><text:span text:style-name="Preformatted_20_text">VAL_AC_NO_TRUST_ANCHOR</text:span>: <text:tab/>There was no trust anchor configured for a given authentication chain.</text:p>
        </text:list-item>
        <text:list-item>
          <text:p text:style-name="P18">(<text:span text:style-name="Preformatted_20_text">VAL_DNS_ERROR_BASE + SR_error</text:span>): This value contains a resolver error from libsres. <text:s/>The libsres error is added to <text:span text:style-name="Preformatted_20_text">VAL_DNS_ERROR_BASE</text:span>, so this value will lie between <text:span text:style-name="Preformatted_20_text">VAL_DNS_ERROR_BASE</text:span> and <text:span text:style-name="Preformatted_20_text">VAL_DNS_ERROR_LAST</text:span>. <text:s/>These values include the following:</text:p>
        </text:list-item>
        <text:list-item>
          <text:p text:style-name="P19"><text:span text:style-name="Preformatted_20_text">SR_CONFLICTING_ANSWERS</text:span>: Multiple conflicting answers received for a query.</text:p>
        </text:list-item>
        <text:list-item>
          <text:p text:style-name="P19"><text:span text:style-name="Preformatted_20_text">SR_REFERRAL_ERROR</text:span>: Some error encountered while following referrals.</text:p>
        </text:list-item>
        <text:list-item>
          <text:p text:style-name="P19"><text:span text:style-name="Preformatted_20_text">SR_MISSING_GLUE</text:span>: Glue was missing.</text:p>
        </text:list-item>
      </text:list>
      <text:h text:style-name="Heading_20_4" text:outline-level="4">Signature Status Values </text:h>
      <text:list text:style-name="L6">
        <text:list-item text:start-value="1">
          <text:p text:style-name="P18"><text:span text:style-name="Preformatted_20_text">VAL_AC_RRSIG_VERIFIED</text:span>: The RRSIG verified successfully.</text:p>
        </text:list-item>
        <text:list-item>
          <text:p text:style-name="P18"><text:span text:style-name="Preformatted_20_text">VAL_AC_WCARD_VERIFIED</text:span>: A given RRSIG covering a resource record shows that the record was wildcard expanded.</text:p>
        </text:list-item>
        <text:list-item>
          <text:p text:style-name="P18"><text:span text:style-name="Preformatted_20_text">VAL_AC_RRSIG_VERIFY_FAILED</text:span>: A given RRSIG covering an RRset was bogus.</text:p>
        </text:list-item>
        <text:list-item>
          <text:p text:style-name="P18"><text:span text:style-name="Preformatted_20_text">VAL_AC_DNSKEY_NOMATCH</text:span>: An RRSIG was created by a DNSKEY that did not exist in the apex keyset.</text:p>
        </text:list-item>
        <text:list-item>
          <text:p text:style-name="P18"><text:span text:style-name="Preformatted_20_text">VAL_AC_RRSIG_ALGORITHM_MISMATCH</text:span>: The keytag referenced in the RRSIG matched a DNSKEY but the algorithms were different.</text:p>
        </text:list-item>
        <text:list-item>
          <text:p text:style-name="P18"><text:span text:style-name="Preformatted_20_text">VAL_AC_WRONG_LABEL_COUNT</text:span>: The number of labels on the signature was greater than the count given in the RRSIG RDATA.</text:p>
        </text:list-item>
        <text:list-item>
          <text:p text:style-name="P18"><text:span text:style-name="Preformatted_20_text">VAL_AC_BAD_DELEGATION</text:span>: An RRSIG was created with a key that did not exist in the parent DS record set.</text:p>
        </text:list-item>
        <text:list-item>
          <text:p text:style-name="P18"><text:span text:style-name="Preformatted_20_text">VAL_AC_RRSIG_NOTYETACTIVE</text:span>: The RRSIG's inception time is in the future.</text:p>
        </text:list-item>
        <text:list-item>
          <text:p text:style-name="P18"><text:span text:style-name="Preformatted_20_text">VAL_AC_RRSIG_EXPIRED</text:span>: The RRSIG had expired.</text:p>
        </text:list-item>
        <text:list-item>
          <text:p text:style-name="P18"><text:span text:style-name="Preformatted_20_text">VAL_AC_INVALID_RRSIG</text:span>: The RRSIG could not be parsed.</text:p>
        </text:list-item>
        <text:list-item>
          <text:p text:style-name="P18"><text:span text:style-name="Preformatted_20_text">VAL_AC_ALGORITHM_NOT_SUPPORTED</text:span>: The RRSIG algorithm was not supported.</text:p>
        </text:list-item>
        <text:list-item>
          <text:p text:style-name="P18"><text:span text:style-name="Preformatted_20_text">VAL_AC_UNKNOWN_ALGORITHM</text:span>: The RRSIG algorithm was unknown.</text:p>
        </text:list-item>
        <text:list-item>
          <text:p text:style-name="P18"><text:span text:style-name="Preformatted_20_text">VAL_AC_ALGORITHM_REFUSED</text:span>: The RRSIG algorithm was not allowed as per local policy.</text:p>
        </text:list-item>
      </text:list>
      <text:h text:style-name="Heading_20_4" text:outline-level="4">DNSKEY Status Values</text:h>
      <text:list text:style-name="L6">
        <text:list-item text:start-value="1">
          <text:p text:style-name="P20"><text:span text:style-name="Preformatted_20_text">VAL_AC_SIGNING_KEY</text:span>: This DNSKEY was used to create an RRSIG for the resource record set.</text:p>
        </text:list-item>
        <text:list-item>
          <text:p text:style-name="P20"><text:span text:style-name="Preformatted_20_text">VAL_AC_VERIFIED_LINK</text:span>: This DNSKEY provided the link in the authentication chain from the trust anchor to the signed record.</text:p>
        </text:list-item>
        <text:list-item>
          <text:p text:style-name="P20"><text:span text:style-name="Preformatted_20_text">VAL_AC_UNKNOWN_ALGORITHM_LINK</text:span>: This DNSKEY provided the link in the authentication chain from the trust anchor to the signed record, but the DNSKEY algorithm was unknown.</text:p>
        </text:list-item>
        <text:list-item>
          <text:p text:style-name="P20"><text:span text:style-name="Preformatted_20_text">VAL_AC_INVALID_KEY</text:span>: The key used to verify the RRSIG was not a valid DNSKEY.</text:p>
        </text:list-item>
        <text:list-item>
          <text:p text:style-name="P20"><text:span text:style-name="Preformatted_20_text">VAL_AC_KEY_TOO_LARGE</text:span>: Local policy defined the DNSKEY size as being too large.</text:p>
        </text:list-item>
        <text:list-item>
          <text:p text:style-name="P20"><text:span text:style-name="Preformatted_20_text">VAL_AC_KEY_TOO_SMALL</text:span>: Local policy defined the DNSKEY size as being too small.</text:p>
        </text:list-item>
        <text:list-item>
          <text:p text:style-name="P20"><text:span text:style-name="Preformatted_20_text">VAL_AC_KEY_NOT_AUTHORIZED</text:span>: Local policy defined the DNSKEY to be unauthorized for validation.</text:p>
        </text:list-item>
        <text:list-item>
          <text:p text:style-name="P20"><text:span text:style-name="Preformatted_20_text">VAL_AC_ALGORITHM_NOT_SUPPORTED</text:span>: The DNSKEY or DS algorithm was not supported.</text:p>
        </text:list-item>
        <text:list-item>
          <text:p text:style-name="P20"><text:span text:style-name="Preformatted_20_text">VAL_AC_UNKNOWN_ALGORITHM</text:span>: The DNSKEY or DS algorithm was unknown.</text:p>
        </text:list-item>
        <text:list-item>
          <text:p text:style-name="P20"><text:span text:style-name="Preformatted_20_text">VAL_AC_ALGORITHM_REFUSED</text:span>: The DNSKEY or DS algorithm was not allowed as per local policy.</text:p>
        </text:list-item>
      </text:list>
      <text:h text:style-name="Heading_20_4" text:outline-level="4">Insufficient Data status values</text:h>
      <text:p text:style-name="P8">In cases where data is insufficient to generate a validation result, <text:span text:style-name="T6">val_ac_status</text:span> may also contain the following status values. The final validation result in such circumstances is <text:span text:style-name="T5">VAL_ERROR</text:span>.</text:p>
      <text:list text:style-name="L6">
        <text:list-item text:start-value="1">
          <text:p text:style-name="P18"><text:span text:style-name="T10">VAL_AC_DATA_MISSING:</text:span> No data was returned in the response.</text:p>
        </text:list-item>
        <text:list-item>
          <text:p text:style-name="P18"><text:span text:style-name="T10">VAL_AC_IRRELEVANT_PROOF:</text:span> An NSEC received does not contribute towards proving non-existence. </text:p>
        </text:list-item>
      </text:list>
      <text:h text:style-name="Heading_20_4" text:outline-level="4">DNS Error status values</text:h>
      <text:p text:style-name="P8">There are also many DNS error status values.</text:p>
      <text:list text:style-name="L6">
        <text:list-item text:start-value="1">
          <text:p text:style-name="P18"><text:span text:style-name="T10">SR_REFERRAL_ERROR:</text:span><text:span text:style-name="T11"> Some error encountered while following referrals. </text:span></text:p>
        </text:list-item>
        <text:list-item>
          <text:p text:style-name="P18"><text:span text:style-name="T10">SR_MISSING_GLUE:</text:span><text:span text:style-name="T11"> Glue was missing.</text:span></text:p>
        </text:list-item>
        <text:list-item>
          <text:p text:style-name="P18"><text:span text:style-name="T10">SR_INTERNAL_ERROR:</text:span><text:span text:style-name="T11"> The resolver encountered an internal error.</text:span></text:p>
        </text:list-item>
        <text:list-item>
          <text:p text:style-name="P18"><text:span text:style-name="T10">SR_TSIG_ERROR:</text:span><text:span text:style-name="T11"> An error occurred during TSIG processing.</text:span></text:p>
        </text:list-item>
        <text:list-item>
          <text:p text:style-name="P18"><text:span text:style-name="T10">SR_NO_ANSWER:</text:span><text:span text:style-name="T11"> No response was received.</text:span></text:p>
        </text:list-item>
        <text:list-item>
          <text:p text:style-name="P18"><text:span text:style-name="T10">SR_WRONG_ANSWER:</text:span><text:span text:style-name="T11"> The response was not a valid response for the query.</text:span></text:p>
        </text:list-item>
        <text:list-item>
          <text:p text:style-name="P18"><text:span text:style-name="T10">SR_HEADER_BADSIZE:</text:span><text:span text:style-name="T11"> The message size was not consistent with header values.</text:span></text:p>
        </text:list-item>
        <text:list-item>
          <text:p text:style-name="P18"><text:span text:style-name="T10">SR_NXDOMAIN:</text:span><text:span text:style-name="T11"> The </text:span><text:span text:style-name="T10">rcode</text:span><text:span text:style-name="T11"> of the response was </text:span><text:span text:style-name="T10">NXDOMAIN</text:span><text:span text:style-name="T11">.</text:span></text:p>
        </text:list-item>
        <text:list-item>
          <text:p text:style-name="P18"><text:span text:style-name="T10">SR_FORMERR:</text:span><text:span text:style-name="T11"> The </text:span><text:span text:style-name="T10">rcode</text:span><text:span text:style-name="T11"> of the response was </text:span><text:span text:style-name="T10">FORMERR</text:span><text:span text:style-name="T11">.</text:span></text:p>
        </text:list-item>
        <text:list-item>
          <text:p text:style-name="P18"><text:span text:style-name="T10">SR_SERVFAIL:</text:span><text:span text:style-name="T11"> The </text:span><text:span text:style-name="T10">rcode</text:span><text:span text:style-name="T11"> of the response was </text:span><text:span text:style-name="T10">SERVFAIL</text:span><text:span text:style-name="T11">.</text:span></text:p>
        </text:list-item>
        <text:list-item>
          <text:p text:style-name="P18"><text:span text:style-name="T10">SR_NOTIMPL:</text:span><text:span text:style-name="T11"> The </text:span><text:span text:style-name="T10">rcode</text:span><text:span text:style-name="T11"> of the response was </text:span><text:span text:style-name="T10">NOTIMPL</text:span><text:span text:style-name="T11">.</text:span></text:p>
        </text:list-item>
        <text:list-item>
          <text:p text:style-name="P18"><text:span text:style-name="T10">SR_REFUSED:</text:span><text:span text:style-name="T11"> The </text:span><text:span text:style-name="T10">rcode</text:span><text:span text:style-name="T11"> of the response was </text:span><text:span text:style-name="T10">REFUSED</text:span><text:span text:style-name="T11">.</text:span></text:p>
        </text:list-item>
        <text:list-item>
          <text:p text:style-name="P18"><text:span text:style-name="T10">SR_DNS_GENERIC_ERROR:</text:span><text:span text:style-name="T11"> The response was received with the </text:span><text:span text:style-name="T10">rcode</text:span><text:span text:style-name="T11"> set to one of the well-known error values (</text:span><text:span text:style-name="T10">NXDOMAIN</text:span><text:span text:style-name="T11">, </text:span><text:span text:style-name="T10">FORMERR</text:span><text:span text:style-name="T11">, </text:span><text:span text:style-name="T10">SERVFAIL</text:span><text:span text:style-name="T11">, </text:span><text:span text:style-name="T10">NOTIMPL</text:span><text:span text:style-name="T11"> or </text:span><text:span text:style-name="T10">REFUSED</text:span><text:span text:style-name="T11">).</text:span></text:p>
        </text:list-item>
        <text:list-item>
          <text:p text:style-name="P18"><text:span text:style-name="T10">SR_EDNS0_VERSION_ERROR:</text:span><text:span text:style-name="T11"> The EDNS0 version was not recognized.</text:span></text:p>
        </text:list-item>
        <text:list-item>
          <text:p text:style-name="P18"><text:span text:style-name="T10">SR_UNSUPP_EDNS0_LABEL:</text:span><text:span text:style-name="T11"> The EDNS0 label is not supported.</text:span></text:p>
        </text:list-item>
        <text:list-item>
          <text:p text:style-name="P18"><text:span text:style-name="T10">SR_NAME_EXPANSION_FAILURE:</text:span><text:span text:style-name="T11"> DNS name uncompression failed.</text:span></text:p>
        </text:list-item>
        <text:list-item>
          <text:p text:style-name="P18"><text:span text:style-name="T10">SR_REFERRAL_ERROR:</text:span><text:span text:style-name="T11"> Referral could not be successfully followed.</text:span></text:p>
        </text:list-item>
        <text:list-item>
          <text:p text:style-name="P18"><text:span text:style-name="T10">SR_MISSING_GLUE:</text:span><text:span text:style-name="T11"> Glue records were not available for a referral.</text:span></text:p>
        </text:list-item>
        <text:list-item>
          <text:p text:style-name="P18"><text:span text:style-name="T10">SR_CONFLICTING_ANSWERS:</text:span><text:span text:style-name="T11"> Multiple conflicting ans</text:span>wers received for a query.</text:p>
        </text:list-item>
      </text:list>
      <text:h text:style-name="Heading_20_3" text:outline-level="3">Example Results for validate Application</text:h>
      <text:p text:style-name="First_20_line_20_indent">Here are a few examples of some results returned by the validator for the dnssec-tools.org test zone. To help in understanding the returned data, debugging options are specified, which output the individual status values for each record. Additionally, screen captures from a debugging session are included, show the relationships between the data structures.</text:p>
      <text:h text:style-name="Heading_20_4" text:outline-level="4">Validated Answer from a Trusted Zone</text:h>
      <table:table table:name="Table8" table:style-name="Table8">
        <table:table-column table:style-name="Table8.A"/>
        <table:table-row>
          <table:table-cell table:style-name="Table8.A1" office:value-type="string">
            <text:p text:style-name="P21">$validate -p -T 1</text:p>
            <text:p text:style-name="P21">Original query: name=good-A.test.dnssec-tools.org class=IN type=A from-server=192.168.1.3, Query-status=Q_ANSWERED:4</text:p>
            <text:p text:style-name="P21"><text:s text:c="2"/>Result: VAL_SUCCESS:131</text:p>
            <text:p text:style-name="P21"><text:s text:c="4"/>name=good-A.test.dnssec-tools.org class=IN type=A from-server=192.168.1.3 status=VAL_AC_VERIFIED:81</text:p>
            <text:p text:style-name="P21"><text:s text:c="4"/>name=test.dnssec-tools.org class=IN type=DNSKEY[tag=28827] from-server=192.168.1.3 status=VAL_AC_TRUST_KEY:88</text:p>
            <text:p text:style-name="P21">DNSSEC status: VAL_SUCCESS [131]</text:p>
            <text:p text:style-name="P21">Validated response:</text:p>
            <text:p text:style-name="P21">;; -&gt;&gt;HEADER&lt;&lt;- opcode: QUERY, status: NOERROR, id: 0</text:p>
            <text:p text:style-name="P21">;; flags: ad; QUERY: 1, ANSWER: 1, AUTHORITY: 0, ADDITIONAL: 0</text:p>
            <text:p text:style-name="P21">;; <text:s text:c="7"/>good-A.test.dnssec-tools.org, type = A, class = IN</text:p>
            <text:p text:style-name="P21">good-A.test.dnssec-tools.org. <text:s/>1D IN A <text:s/>168.150.236.43</text:p>
            <text:p text:style-name="P21"><draw:frame draw:style-name="fr2" draw:name="graphics2" text:anchor-type="paragraph" svg:width="5.85in" svg:height="3.9in" draw:z-index="1"><draw:image xlink:href="Pictures/2000000100000501000003575C98988A.svm" xlink:type="simple" xlink:show="embed" xlink:actuate="onLoad"/></draw:frame></text:p>
            <text:p text:style-name="P22"/>
          </table:table-cell>
        </table:table-row>
      </table:table>
      <text:p text:style-name="First_20_line_20_indent"/>
      <text:h text:style-name="Heading_20_4" text:outline-level="4">Validated Answer from a Sub-domain of a Trusted Zone</text:h>
      <table:table table:name="Table4" table:style-name="Table4">
        <table:table-column table:style-name="Table4.A"/>
        <table:table-row>
          <table:table-cell table:style-name="Table4.A1" office:value-type="string">
            <text:p text:style-name="P23">$ validate <text:s/>-p -T 1</text:p>
            <text:p text:style-name="P23">Original query: name=good-A.test.dnssec-tools.org class=IN type=A from-server=192.168.1.3, Query-status=Q_ANSWERED:4</text:p>
            <text:p text:style-name="P23"><text:s text:c="2"/>Result: VAL_SUCCESS:131</text:p>
            <text:p text:style-name="P23"><text:s text:c="4"/>name=good-A.test.dnssec-tools.org class=IN type=A from-server=192.168.1.3 status=VAL_AC_VERIFIED:81</text:p>
            <text:p text:style-name="P23"><text:s text:c="4"/>name=test.dnssec-tools.org class=IN type=DNSKEY from-server=192.168.1.3 status=VAL_AC_VERIFIED:81</text:p>
            <text:p text:style-name="P23"><text:s text:c="4"/>name=test.dnssec-tools.org class=IN type=DS from-server=192.168.1.3 status=VAL_AC_VERIFIED:81</text:p>
            <text:p text:style-name="P23"><text:s text:c="4"/>name=dnssec-tools.org class=IN type=DNSKEY[tag=42375] from-server=192.168.1.3 status=VAL_AC_TRUST_KEY:88</text:p>
            <text:p text:style-name="P23">DNSSEC status: VAL_SUCCESS [131]</text:p>
            <text:p text:style-name="P23">Validated response:</text:p>
            <text:p text:style-name="P23">;; -&gt;&gt;HEADER&lt;&lt;- opcode: QUERY, status: NOERROR, id: 0</text:p>
            <text:p text:style-name="P23">;; flags: ad; QUERY: 1, ANSWER: 1, AUTHORITY: 0, ADDITIONAL: 0</text:p>
            <text:p text:style-name="P23">;; <text:s text:c="7"/>good-A.test.dnssec-tools.org, type = A, class = IN</text:p>
            <text:p text:style-name="P23">good-A.test.dnssec-tools.org. <text:s/>1D IN A <text:s/>168.150.236.43</text:p>
            <text:p text:style-name="P21"/>
            <text:p text:style-name="P21"><draw:frame draw:style-name="fr2" draw:name="graphics1" text:anchor-type="paragraph" svg:width="5.85in" svg:height="3.9in" draw:z-index="2"><draw:image xlink:href="Pictures/200000010000050100000357351495BE.svm" xlink:type="simple" xlink:show="embed" xlink:actuate="onLoad"/></draw:frame></text:p>
            <text:p text:style-name="P21"/>
          </table:table-cell>
        </table:table-row>
      </table:table>
      <text:p text:style-name="Text_20_body"/>
      <text:h text:style-name="Heading_20_4" text:outline-level="4">Non-validated Answer from a Trusted Zone (Bogus)</text:h>
      <table:table table:name="Table9" table:style-name="Table9">
        <table:table-column table:style-name="Table9.A"/>
        <table:table-row>
          <table:table-cell table:style-name="Table9.A1" office:value-type="string">
            <text:p text:style-name="P21">$ validate -p -T 8</text:p>
            <text:p text:style-name="P21">Original query: name=good-cname-to-badsign-A.test.dnssec-tools.org class=IN type=A from-server=192.168.1.3, Query-status=Q_ANSWERED:4</text:p>
            <text:p text:style-name="P21"><text:s text:c="2"/>Result: VAL_BOGUS:130</text:p>
            <text:p text:style-name="P21"><text:s text:c="4"/>name=badsign-a.test.dnssec-tools.org class=IN type=A from-server=192.168.1.3 status=VAL_AC_NOT_VERIFIED:51</text:p>
            <text:p text:style-name="P21"><text:s text:c="4"/>name=test.dnssec-tools.org class=IN type=DNSKEY[tag=28827] from-server=192.168.1.3 status=VAL_AC_TRUST_KEY:88</text:p>
            <text:p text:style-name="P21"><text:s text:c="2"/>Result: VAL_SUCCESS:131</text:p>
            <text:p text:style-name="P21"><text:s text:c="4"/>name=good-cname-to-badsign-A.test.dnssec-tools.org class=IN type=CNAME from-server=192.168.1.3 status=VAL_AC_VERIFIED:81</text:p>
            <text:p text:style-name="P21"><text:s text:c="4"/>name=test.dnssec-tools.org class=IN type=DNSKEY[tag=28827] from-server=192.168.1.3 status=VAL_AC_TRUST_KEY:88</text:p>
            <text:p text:style-name="P21">DNSSEC status: VAL_SUCCESS [131]</text:p>
            <text:p text:style-name="P21">Validated response:</text:p>
            <text:p text:style-name="P21">;; -&gt;&gt;HEADER&lt;&lt;- opcode: QUERY, status: NOERROR, id: 0</text:p>
            <text:p text:style-name="P21">;; flags: ad; QUERY: 1, ANSWER: 1, AUTHORITY: 0, ADDITIONAL: 0</text:p>
            <text:p text:style-name="P21">;; <text:s text:c="7"/>good-cname-to-badsign-A.test.dnssec-tools.org, type = A, class = IN</text:p>
            <text:p text:style-name="P21">good-cname-to-badsign-A.test.dnssec-tools.org. <text:s/>1D IN CNAME <text:s/>badsign-a.test.dnssec-tools.org.</text:p>
            <text:p text:style-name="P21"/>
            <text:p text:style-name="P21">DNSSEC status: VAL_BOGUS [130]</text:p>
            <text:p text:style-name="P21">Non-validated response:</text:p>
            <text:p text:style-name="P21">;; -&gt;&gt;HEADER&lt;&lt;- opcode: QUERY, status: NOERROR, id: 0</text:p>
            <text:p text:style-name="P21">;; flags:; QUERY: 1, ANSWER: 1, AUTHORITY: 0, ADDITIONAL: 0</text:p>
            <text:p text:style-name="P21">;;<text:tab/>good-cname-to-badsign-A.test.dnssec-tools.org, type = A, class = IN</text:p>
            <text:p text:style-name="P21">badsign-a.test.dnssec-tools.org. <text:s/>1D IN A <text:s/>168.150.236.43</text:p>
            <text:p text:style-name="P21"/>
            <text:p text:style-name="P21"><draw:frame draw:style-name="fr2" draw:name="graphics3" text:anchor-type="paragraph" svg:width="5.85in" svg:height="3.9in" draw:z-index="3"><draw:image xlink:href="Pictures/200000010000050100000357E7B5ED9A.svm" xlink:type="simple" xlink:show="embed" xlink:actuate="onLoad"/></draw:frame></text:p>
          </table:table-cell>
        </table:table-row>
      </table:table>
      <text:p text:style-name="Text_20_body"/>
      <text:h text:style-name="Heading_20_4" text:outline-level="4">NXDOMAIN from a Trusted Zone (Proof of non-existence)</text:h>
      <table:table table:name="Table10" table:style-name="Table10">
        <table:table-column table:style-name="Table10.A"/>
        <table:table-row>
          <table:table-cell table:style-name="Table10.A1" office:value-type="string">
            <text:p text:style-name="P24">Original query: name=addedlater-A.test.dnssec-tools.org class=IN type=A from-server=192.168.1.3, Query-status=Q_ANSWERED:4</text:p>
            <text:p text:style-name="P24"><text:s text:c="2"/>Result: VAL_NONEXISTENT_NAME:8</text:p>
            <text:p text:style-name="P24"><text:s text:c="4"/>Associated Proofs Follow:</text:p>
            <text:p text:style-name="P24"><text:s text:c="6"/>name=test.dnssec-tools.org class=IN type=SOA from-server=192.168.1.3 status=VAL_AC_VERIFIED:81</text:p>
            <text:p text:style-name="P24"><text:s text:c="6"/>name=test.dnssec-tools.org class=IN type=DNSKEY[tag=28827] from-server=192.168.1.3 status=VAL_AC_TRUST_KEY:88</text:p>
            <text:p text:style-name="P24"><text:s text:c="6"/>name=test.dnssec-tools.org class=IN type=NSEC from-server=192.168.1.3 status=VAL_AC_VERIFIED:81</text:p>
            <text:p text:style-name="P24"><text:s text:c="6"/>name=test.dnssec-tools.org class=IN type=DNSKEY[tag=28827] from-server=192.168.1.3 status=VAL_AC_TRUST_KEY:88</text:p>
            <text:p text:style-name="P24"/>
            <text:p text:style-name="P24">DNSSEC status: VAL_NONEXISTENT_NAME [8]</text:p>
            <text:p text:style-name="P24">Non-validated response:</text:p>
            <text:p text:style-name="P24">;; -&gt;&gt;HEADER&lt;&lt;- opcode: QUERY, status: NXDOMAIN, id: 0</text:p>
            <text:p text:style-name="P24">;; flags: ad; QUERY: 1, ANSWER: 0, AUTHORITY: 2, ADDITIONAL: 0</text:p>
            <text:p text:style-name="P24">;;<text:tab/>addedlater-A.test.dnssec-tools.org, type = A, class = IN</text:p>
            <text:p text:style-name="P24">test.dnssec-tools.org.<text:tab/>10M IN SOA<text:tab/>dns.test.dnssec-tools.org. hardaker.test.dnssec-tools.org. (</text:p>
            <text:p text:style-name="P24"><text:tab/><text:tab/><text:tab/><text:tab/><text:tab/>1161967857<text:tab/>; serial</text:p>
            <text:p text:style-name="P24"><text:tab/><text:tab/><text:tab/><text:tab/><text:tab/>2H<text:tab/><text:tab/>; refresh</text:p>
            <text:p text:style-name="P24"><text:tab/><text:tab/><text:tab/><text:tab/><text:tab/>1H<text:tab/><text:tab/>; retry</text:p>
            <text:p text:style-name="P24"><text:tab/><text:tab/><text:tab/><text:tab/><text:tab/>1W<text:tab/><text:tab/>; expiry</text:p>
            <text:p text:style-name="P24"><text:tab/><text:tab/><text:tab/><text:tab/><text:tab/>10M )<text:tab/><text:tab/>; minimum</text:p>
            <text:p text:style-name="P24"/>
            <text:p text:style-name="P24">test.dnssec-tools.org.<text:tab/>10M IN NSEC<text:tab/>baddata-a.test.dnssec-tools.org. NS SOA TXT RRSIG NSEC DNSKEY</text:p>
            <text:p text:style-name="P24"/>
            <text:p text:style-name="P24"><draw:frame draw:style-name="fr2" draw:name="graphics4" text:anchor-type="paragraph" svg:width="5.8098in" svg:height="3.8772in" draw:z-index="4"><draw:image xlink:href="Pictures/200000010000050100000357364161D9.svm" xlink:type="simple" xlink:show="embed" xlink:actuate="onLoad"/></draw:frame></text:p>
          </table:table-cell>
        </table:table-row>
      </table:table>
      <text:p text:style-name="Text_20_body"/>
      <text:h text:style-name="Heading_20_4" text:outline-level="4">Answer from an Unsigned Zone (Unsecure)</text:h>
      <table:table table:name="Table11" table:style-name="Table11">
        <table:table-column table:style-name="Table11.A"/>
        <table:table-row>
          <table:table-cell table:style-name="Table11.A1" office:value-type="string">
            <text:p text:style-name="P25">Original query: name=m3.sparta.com class=IN type=A from-server=192.168.1.3, Query-status=Q_ANSWERED:4</text:p>
            <text:p text:style-name="P25"><text:s text:c="2"/>Result: VAL_SUCCESS:131</text:p>
            <text:p text:style-name="P25"><text:s text:c="4"/>name=m3.sparta.com class=IN type=A from-server=192.168.1.3 status=VAL_AC_IGNORE_VALIDATION:89</text:p>
            <text:p text:style-name="P25"/>
            <text:p text:style-name="P25">DNSSEC status: VAL_SUCCESS [131]</text:p>
            <text:p text:style-name="P25">Validated response:</text:p>
            <text:p text:style-name="P25">;; -&gt;&gt;HEADER&lt;&lt;- opcode: QUERY, status: NOERROR, id: 0</text:p>
            <text:p text:style-name="P25">;; flags: ad; QUERY: 1, ANSWER: 1, AUTHORITY: 0, ADDITIONAL: 0</text:p>
            <text:p text:style-name="P25">;;<text:tab/>m3.sparta.com, type = A, class = IN</text:p>
            <text:p text:style-name="P25">m3.sparta.com.<text:tab/><text:tab/>23h45m35s IN A<text:tab/>157.185.61.3</text:p>
            <text:p text:style-name="P25"/>
            <text:p text:style-name="P25"><draw:frame draw:style-name="fr2" draw:name="graphics5" text:anchor-type="paragraph" svg:width="5.8098in" svg:height="3.8772in" draw:z-index="5"><draw:image xlink:href="Pictures/2000000100000501000003575B80AE8F.svm" xlink:type="simple" xlink:show="embed" xlink:actuate="onLoad"/></draw:frame></text:p>
          </table:table-cell>
        </table:table-row>
      </table:table>
      <text:p text:style-name="Text_20_body"/>
      <text:h text:style-name="Heading_20_2" text:outline-level="2"><text:reference-mark-start text:name="BMcustom"/>DNSSEC Instrumentation For Unsupported Resolver Calls<text:reference-mark-end text:name="BMcustom"/></text:h>
      <text:p text:style-name="P8">Applications that make use of resolver calls that are not directly exported by the validator library would need to implement such wrapper functions themselves. The <text:span text:style-name="T4">val_resolve_and_check()</text:span> interface is generic enough to allow almost any name resolution functionality to be made DNSSEC-aware. The following code snippet illustrates how <text:span text:style-name="T4">val_query()</text:span> is internally implemented using the <text:span text:style-name="T4">val_resolve_and_check()</text:span> interface.</text:p>
      <text:p text:style-name="P26"/>
      <table:table table:name="Table15" table:style-name="Table15">
        <table:table-column table:style-name="Table15.A"/>
        <table:table-row>
          <table:table-cell table:style-name="Table15.A1" office:value-type="string">
            <text:p text:style-name="P10">int</text:p>
            <text:p text:style-name="P10">val_query(val_context_t * ctx,</text:p>
            <text:p text:style-name="P10"><text:s text:c="10"/>const char *domain_name,</text:p>
            <text:p text:style-name="P10"><text:s text:c="10"/>const u_int16_t class_h,</text:p>
            <text:p text:style-name="P10"><text:s text:c="10"/>const u_int16_t type,</text:p>
            <text:p text:style-name="P10"><text:s text:c="10"/>const u_int8_t flags, struct val_response **resp)</text:p>
            <text:p text:style-name="P10">{</text:p>
            <text:p text:style-name="P10"><text:s text:c="4"/>struct val_result_chain *results = NULL;</text:p>
            <text:p text:style-name="P10"><text:s text:c="4"/>int <text:s text:c="12"/>retval;</text:p>
            <text:p text:style-name="P10"><text:s text:c="4"/>val_context_t <text:s/>*context;</text:p>
            <text:p text:style-name="P10"><text:s text:c="4"/>u_char <text:s text:c="9"/>name_n[NS_MAXCDNAME];</text:p>
            <text:p text:style-name="P10"/>
            <text:p text:style-name="P10"><text:s text:c="4"/>if ((resp == NULL) || (domain_name == NULL))</text:p>
            <text:p text:style-name="P10"><text:s text:c="8"/>return VAL_BAD_ARGUMENT;</text:p>
            <text:p text:style-name="P10"><text:s text:c="4"/>*resp = NULL;</text:p>
            <text:p text:style-name="P10"/>
            <text:p text:style-name="P10"><text:s text:c="4"/>if (ctx == NULL) {</text:p>
            <text:p text:style-name="P10"><text:s text:c="8"/>if (VAL_NO_ERROR != (retval = val_create_context(NULL, &amp;context)))</text:p>
            <text:p text:style-name="P10"><text:s text:c="12"/>return retval;</text:p>
            <text:p text:style-name="P10"><text:s text:c="4"/>} else</text:p>
            <text:p text:style-name="P10"><text:s text:c="8"/>context = (val_context_t *) ctx;</text:p>
            <text:p text:style-name="P10"/>
            <text:p text:style-name="P10"><text:s text:c="4"/>val_log(context, LOG_DEBUG,</text:p>
            <text:p text:style-name="P10"><text:s text:c="12"/>"val_query called with dname=%s, class=%s, type=%s",</text:p>
            <text:p text:style-name="P10"><text:s text:c="12"/>domain_name, p_class(class_h), p_type(type));</text:p>
            <text:p text:style-name="P10"/>
            <text:p text:style-name="P10"><text:s text:c="4"/>if (ns_name_pton(domain_name, name_n, sizeof(name_n)) == -1) {</text:p>
            <text:p text:style-name="P10"><text:s text:c="8"/>if ((ctx == NULL) &amp;&amp; context)</text:p>
            <text:p text:style-name="P10"><text:s text:c="12"/>val_free_context(context);</text:p>
            <text:p text:style-name="P10"><text:s text:c="8"/>return (VAL_BAD_ARGUMENT);</text:p>
            <text:p text:style-name="P10"><text:s text:c="4"/>}</text:p>
            <text:p text:style-name="P10"/>
            <text:p text:style-name="P10"><text:s text:c="4"/>/*</text:p>
            <text:p text:style-name="P10"><text:s text:c="5"/>* Query the validator</text:p>
            <text:p text:style-name="P10"><text:s text:c="5"/>*/</text:p>
            <text:p text:style-name="P10"><text:s text:c="4"/>if (VAL_NO_ERROR ==</text:p>
            <text:p text:style-name="P10"><text:s text:c="8"/>(retval =</text:p>
            <text:p text:style-name="P10"><text:s text:c="9"/>val_resolve_and_check(context, name_n, class_h, type, flags,</text:p>
            <text:p text:style-name="P10"><text:s text:c="31"/>&amp;results))) {</text:p>
            <text:p text:style-name="P10"><text:s text:c="8"/>/*</text:p>
            <text:p text:style-name="P10"><text:s text:c="9"/>* Construct the answer response in resp</text:p>
            <text:p text:style-name="P10"><text:s text:c="9"/>*/</text:p>
            <text:p text:style-name="P10"><text:s text:c="8"/>retval =</text:p>
            <text:p text:style-name="P10"><text:s text:c="12"/>compose_answer(name_n, type, class_h, results, resp, flags);</text:p>
            <text:p text:style-name="P10"><text:s text:c="4"/>}</text:p>
            <text:p text:style-name="P10"/>
            <text:p text:style-name="P10"><text:s text:c="4"/>val_log_authentication_chain(context, LOG_DEBUG, name_n, class_h, type,</text:p>
            <text:p text:style-name="P10"><text:s text:c="33"/>context-&gt;q_list, results);</text:p>
            <text:p text:style-name="P10"/>
            <text:p text:style-name="P10"><text:s text:c="4"/>val_free_result_chain(results);</text:p>
            <text:p text:style-name="P10"/>
            <text:p text:style-name="P10"><text:s text:c="4"/>if ((ctx == NULL) &amp;&amp; context)</text:p>
            <text:p text:style-name="P10"><text:s text:c="8"/>val_free_context(context);</text:p>
            <text:p text:style-name="P10"/>
            <text:p text:style-name="P10"><text:s text:c="4"/>return retval;</text:p>
            <text:p text:style-name="P10">}</text:p>
          </table:table-cell>
        </table:table-row>
      </table:table>
      <text:p text:style-name="First_20_line_20_indent"/>
      <text:h text:style-name="Heading_20_2" text:outline-level="2"><text:reference-mark-start text:name="BMcasestudy"/>Case Study: OpenSSH<text:reference-mark-end text:name="BMcasestudy"/></text:h>
      <text:p text:style-name="First_20_line_20_indent">In this section, we present some case studies for adding local validation to an application. The application we selected is the 'ssh' program from OpenSSH. <text:span text:style-name="T12">Note Well: the code changes below are meant as quick examples of adding DNSSEC validation to an existing example. They are not the complete set of changes that would be needed for the whole set of applications OpenSSH offers, and unconditionally replace code (i.e. not configurable options).</text:span></text:p>
      <text:p text:style-name="First_20_line_20_indent"/>
      <text:h text:style-name="Heading_20_3" text:outline-level="3">Simple Client Validation On Connection</text:h>
      <text:p text:style-name="First_20_line_20_indent">OpenSSH uses the <text:span text:style-name="Function_20_Name">getaddrinfo()</text:span> function to resolve host names when a client connects to a ssh server. It is fairly trivial to change this to use <text:span text:style-name="Function_20_Name">val_getaddrinfo()</text:span> instead. Code changes are highlighted in bold below.</text:p>
      <text:p text:style-name="ParagraphSpacing"/>
      <table:table table:name="Table12" table:style-name="Table12">
        <table:table-column table:style-name="Table12.A"/>
        <table:table-row>
          <table:table-cell table:style-name="Table12.A1" office:value-type="string">
            <text:p text:style-name="P10">/* ... */</text:p>
            <text:p text:style-name="P10"/>
            <text:p text:style-name="P10">#<text:span text:style-name="T13">include "validator.h"</text:span></text:p>
            <text:p text:style-name="P10"/>
            <text:p text:style-name="P10">/* ... */</text:p>
            <text:p text:style-name="P10"/>
            <text:p text:style-name="P10">int</text:p>
            <text:p text:style-name="P10">ssh_connect(const char *host, struct sockaddr_storage * hostaddr,</text:p>
            <text:p text:style-name="P10"><text:s text:c="4"/>u_short port, int family, int connection_attempts,</text:p>
            <text:p text:style-name="P10"><text:s text:c="4"/>int needpriv, const char *proxy_command)</text:p>
            <text:p text:style-name="P10">{</text:p>
            <text:p text:style-name="P10"><text:s text:c="8"/>int gaierr;</text:p>
            <text:p text:style-name="P10"><text:s text:c="8"/>int on = 1;</text:p>
            <text:p text:style-name="P10"><text:s text:c="8"/>int sock = -1, attempt;</text:p>
            <text:p text:style-name="P10"><text:s text:c="8"/>char ntop[NI_MAXHOST], strport[NI_MAXSERV];</text:p>
            <text:p text:style-name="P10"><text:s text:c="8"/>struct addrinfo hints, *ai, *aitop;</text:p>
            <text:p text:style-name="P10"><text:s text:c="8"/><text:span text:style-name="T14">struct val_addrinfo *val_ainfo = NULL;</text:span></text:p>
            <text:p text:style-name="P10"/>
            <text:p text:style-name="P10"><text:s text:c="8"/>/* ... */</text:p>
            <text:p text:style-name="P10"/>
            <text:p text:style-name="P10"><text:s text:c="8"/>memset(&amp;hints, 0, sizeof(hints));</text:p>
            <text:p text:style-name="P10"><text:s text:c="8"/>hints.ai_family = family;</text:p>
            <text:p text:style-name="P10"><text:s text:c="8"/>hints.ai_socktype = SOCK_STREAM;</text:p>
            <text:p text:style-name="P10"><text:s text:c="8"/>snprintf(strport, sizeof strport, "%u", port);</text:p>
            <text:p text:style-name="P10"><text:s text:c="8"/><text:span text:style-name="T13">/*if ((gaierr = getaddrinfo(host, strport, &amp;hints, &amp;aitop)) != 0)*/</text:span></text:p>
            <text:p text:style-name="P27"><text:s text:c="8"/>if ((gaierr = val_getaddrinfo(NULL, host, strport, &amp;hints, &amp;val_ainfo)) != 0)</text:p>
            <text:p text:style-name="P27"><text:s text:c="16"/>fatal("%s: %.100s: %s", __progname, host,</text:p>
            <text:p text:style-name="P27"><text:s text:c="20"/>gai_strerror(gaierr));</text:p>
            <text:p text:style-name="P27"><text:s text:c="8"/>if (!val_istrusted(aitop-&gt;ai_val_status))</text:p>
            <text:p text:style-name="P27"><text:s text:c="16"/>error("*** WARNING: DNS resolution is not trusted (%s)",</text:p>
            <text:p text:style-name="P27"><text:s text:c="22"/>p_val_status(aitop-&gt;ai_val_status));</text:p>
            <text:p text:style-name="P27"><text:s text:c="8"/>else</text:p>
            <text:p text:style-name="P27"><text:s text:c="16"/>debug("ValStatus: %s", p_val_status(aitop-&gt;ai_val_status));</text:p>
            <text:p text:style-name="P10"/>
            <text:p text:style-name="P10"><text:s text:c="8"/>/* ... */</text:p>
            <text:p text:style-name="P10"/>
            <text:p text:style-name="P10"><text:s text:c="8"/><text:span text:style-name="T1">/*freeaddrinfo(aitop);*/</text:span></text:p>
            <text:p text:style-name="P28"><text:s text:c="8"/>val_freeaddrinfo(aitop);</text:p>
            <text:p text:style-name="P10"/>
            <text:p text:style-name="P10"><text:s text:c="8"/>/* ... */</text:p>
          </table:table-cell>
        </table:table-row>
      </table:table>
      <text:h text:style-name="Heading_20_3" text:outline-level="3">Validation of SSHFP Record Retrieval</text:h>
      <text:p text:style-name="First_20_line_20_indent">OpenSSH has support for validating a server's SSH key fingerprint against a SSHFP resource record stored in the DNS. Obviously, this is a piece of data that should be validated if possible. While OpenSSH does have a configuration option to use DNSSEC, it does so by trusting the validation status returned from a remote DNS server. In this example, we modify the code to use <text:span text:style-name="API_2f_library_20_Name">libval</text:span> to do the validation locally. Code changes are highlighted in bold below.</text:p>
      <text:p text:style-name="ParagraphSpacing"/>
      <table:table table:name="Table14" table:style-name="Table14">
        <table:table-column table:style-name="Table14.A"/>
        <table:table-row>
          <table:table-cell table:style-name="Table14.A1" office:value-type="string">
            <text:p text:style-name="P10">/* ... */</text:p>
            <text:p text:style-name="P10"/>
            <text:p text:style-name="P10">#<text:span text:style-name="T13">include "validator.h"</text:span></text:p>
            <text:p text:style-name="P10"/>
            <text:p text:style-name="P10">/* ... */</text:p>
            <text:p text:style-name="P10"/>
            <text:p text:style-name="P10">int</text:p>
            <text:p text:style-name="P10">getrrsetbyname(const char *hostname, unsigned int rdclass,</text:p>
            <text:p text:style-name="P10"><text:s text:c="4"/>unsigned int rdtype, unsigned int flags,</text:p>
            <text:p text:style-name="P10"><text:s text:c="4"/>struct rrsetinfo **res)</text:p>
            <text:p text:style-name="P10">{</text:p>
            <text:p text:style-name="P10"><text:s text:c="8"/>struct __res_state *_resp = _THREAD_PRIVATE(_res, _res, &amp;_res);</text:p>
            <text:p text:style-name="P10"><text:s text:c="8"/>int result;</text:p>
            <text:p text:style-name="P10"><text:s text:c="8"/>struct rrsetinfo *rrset = NULL;</text:p>
            <text:p text:style-name="P10"><text:s text:c="8"/>struct dns_response *response = NULL;</text:p>
            <text:p text:style-name="P10"><text:s text:c="8"/><text:span text:style-name="T1">val_status_t val_status;</text:span></text:p>
            <text:p text:style-name="P10"><text:s text:c="8"/>struct dns_rr *rr;</text:p>
            <text:p text:style-name="P10"><text:s text:c="8"/>struct rdatainfo *rdata;</text:p>
            <text:p text:style-name="P10"><text:s text:c="8"/>int length;</text:p>
            <text:p text:style-name="P10"><text:s text:c="8"/>unsigned int index_ans, index_sig;</text:p>
            <text:p text:style-name="P10"><text:s text:c="8"/>u_char answer[ANSWER_BUFFER_SIZE];</text:p>
            <text:p text:style-name="P10"/>
            <text:p text:style-name="P10">/* ... */</text:p>
            <text:p text:style-name="P10"/>
            <text:p text:style-name="P10"><text:s text:c="8"/>/* make query */</text:p>
            <text:p text:style-name="P10"><text:s text:c="8"/><text:span text:style-name="T1">/*length = res_query(hostname, (signed int) rdclass, (signed int) rdtype,</text:span></text:p>
            <text:p text:style-name="P28"><text:s text:c="12"/>answer, sizeof(answer));*/</text:p>
            <text:p text:style-name="P28"><text:s text:c="8"/>length = val_res_query(NULL, hostname, rdclass, rdtype,</text:p>
            <text:p text:style-name="P28"><text:s text:c="31"/>answer, sizeof(answer), &amp;val_status);</text:p>
            <text:p text:style-name="P27"><text:s text:c="8"/>if (!val_istrusted(val_status))</text:p>
            <text:p text:style-name="P27"><text:s text:c="16"/>error("*** WARNING: DNS resolution is not trusted (%s)",</text:p>
            <text:p text:style-name="P27"><text:s text:c="22"/>p_val_status(aitop-&gt;ai_val_status));</text:p>
            <text:p text:style-name="P27"><text:s text:c="8"/>else</text:p>
            <text:p text:style-name="P27"><text:s text:c="16"/>debug("ValStatus: %s", p_val_status(aitop-&gt;ai_val_status));</text:p>
            <text:p text:style-name="P11"><text:s text:c="8"/>if (length &lt; 0) {</text:p>
            <text:p text:style-name="P11"><text:s text:c="16"/>switch(h_errno) {</text:p>
            <text:p text:style-name="P11"><text:s text:c="16"/>case HOST_NOT_FOUND:</text:p>
            <text:p text:style-name="P11"><text:s text:c="24"/>result = ERRSET_NONAME;</text:p>
            <text:p text:style-name="P11"><text:s text:c="24"/>goto fail;</text:p>
            <text:p text:style-name="P11"><text:s text:c="16"/>case NO_DATA:</text:p>
            <text:p text:style-name="P11"><text:s text:c="24"/>result = ERRSET_NODATA;</text:p>
            <text:p text:style-name="P11"><text:s text:c="24"/>goto fail;</text:p>
            <text:p text:style-name="P11"><text:s text:c="16"/>default:</text:p>
            <text:p text:style-name="P11"><text:s text:c="24"/>result = ERRSET_FAIL;</text:p>
            <text:p text:style-name="P11"><text:s text:c="24"/>goto fail;</text:p>
            <text:p text:style-name="P11"><text:s text:c="16"/>}</text:p>
            <text:p text:style-name="P11"><text:s text:c="8"/>}</text:p>
            <text:p text:style-name="P11"/>
            <text:p text:style-name="P10">/* ... */</text:p>
          </table:table-cell>
        </table:table-row>
      </table:table>
      <text:p text:style-name="First_20_line_20_inden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Georgia" svg:font-family="Georgia"/>
    <style:font-face style:name="Times" svg:font-family="Times" style:font-family-generic="roman"/>
    <style:font-face style:name="Luxi Mono1" svg:font-family="'Luxi Mono'" style:font-adornments="Regular" style:font-pitch="fixed"/>
    <style:font-face style:name="Courier" svg:font-family="Courier" style:font-family-generic="modern" style:font-pitch="fixed"/>
    <style:font-face style:name="Luxi Mono" svg:font-family="'Luxi Mono'" style:font-family-generic="modern" style:font-pitch="fixed"/>
    <style:font-face style:name="Luxi Sans1" svg:font-family="'Luxi Sans'" style:font-pitch="variable"/>
    <style:font-face style:name="Luxi Sans" svg:font-family="'Luxi Sans'"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Georgia" fo:font-size="12pt" fo:language="en" fo:country="US" style:font-name-asian="Luxi Sans1" style:font-size-asian="12pt" style:language-asian="none" style:country-asian="none" style:font-name-complex="Luxi Sans1"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 style:family="paragraph" style:parent-style-name="Standard" style:next-style-name="First_20_line_20_indent" style:class="text">
      <style:paragraph-properties fo:margin-top="0.1665in" fo:margin-bottom="0.0835in" fo:keep-with-next="always"/>
      <style:text-properties style:font-name="Luxi Sans" fo:font-size="14pt" style:font-name-asian="Luxi Sans1" style:font-size-asian="14pt" style:font-name-complex="Luxi Sans1" style:font-size-complex="14pt"/>
    </style:style>
    <style:style style:name="Heading_20_1" style:display-name="Heading 1" style:family="paragraph" style:parent-style-name="Heading" style:next-style-name="First_20_line_20_indent" style:auto-update="true" style:class="text" style:master-page-name="" style:default-outline-level="1">
      <style:paragraph-properties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First_20_line_20_indent"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First_20_line_20_indent"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_20_3" style:next-style-name="First_20_line_20_indent"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Georgia"/>
    </style:style>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style:font-name="Georgia" fo:font-size="12pt" fo:font-style="italic" style:font-size-asian="12pt" style:font-style-asian="italic" style:font-size-complex="12pt" style:font-style-complex="italic"/>
    </style:style>
    <style:style style:name="Table"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Georgia"/>
    </style:style>
    <style:style style:name="Preformatted_20_Text" style:display-name="Preformatted Text" style:family="paragraph" style:parent-style-name="Standard" style:auto-update="true" style:class="html" style:master-page-name="">
      <style:paragraph-properties fo:margin-left="0in" fo:margin-right="0in" fo:margin-top="0in" fo:margin-bottom="0in" fo:text-indent="0in" style:auto-text-indent="false" fo:background-color="transparent" fo:padding="0in" fo:border="none" style:shadow="none">
        <style:tab-stops>
          <style:tab-stop style:position="0.25in"/>
          <style:tab-stop style:position="0.4374in"/>
          <style:tab-stop style:position="0.698in"/>
          <style:tab-stop style:position="0.9374in"/>
          <style:tab-stop style:position="1.2083in"/>
          <style:tab-stop style:position="1.448in"/>
          <style:tab-stop style:position="1.698in"/>
          <style:tab-stop style:position="1.948in"/>
          <style:tab-stop style:position="2.2083in"/>
          <style:tab-stop style:position="2.448in"/>
          <style:tab-stop style:position="2.9583in"/>
          <style:tab-stop style:position="8.1146in"/>
        </style:tab-stops>
        <style:background-image/>
      </style:paragraph-properties>
      <style:text-properties style:font-name="Luxi Mono" fo:font-size="8pt" fo:language="none" fo:country="none" style:font-name-asian="Luxi Mono" style:font-size-asian="8pt" style:font-name-complex="Luxi Mono" style:font-size-complex="8pt"/>
    </style:style>
    <style:style style:name="List_20_Contents" style:display-name="List Contents" style:family="paragraph" style:parent-style-name="Standard" style:class="html" style:master-page-name="">
      <style:paragraph-properties fo:margin-left="0.3937in" fo:margin-right="0in" fo:text-indent="0in" style:auto-text-indent="false" fo:keep-with-next="always"/>
    </style:style>
    <style:style style:name="part" style:family="paragraph" style:parent-style-name="Standard" style:next-style-name="Standard">
      <style:paragraph-properties fo:margin-top="0.1665in" fo:margin-bottom="0.0417in" fo:text-align="center" style:justify-single-word="false" fo:keep-with-next="always"/>
      <style:text-properties style:font-name="Times" fo:font-size="20pt" fo:font-weight="bold" style:font-name-asian="Times" style:font-size-asian="20pt" style:font-weight-asian="bold" style:font-name-complex="Times" style:font-size-complex="20pt" style:font-weight-complex="bold"/>
    </style:style>
    <style:style style:name="ParagraphSpacing" style:family="paragraph" style:parent-style-name="Standard" style:next-style-name="First_20_line_20_indent" style:master-page-name="">
      <style:text-properties fo:font-size="6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anchor" style:display-name="Footnote anchor" style:family="text">
      <style:text-properties style:text-position="super 58%"/>
    </style:style>
    <style:style style:name="Source_20_Text" style:display-name="Source Text" style:family="text">
      <style:text-properties style:font-name="Luxi Mono" style:font-name-asian="Luxi Mono" style:font-name-complex="Luxi Mono"/>
    </style:style>
    <style:style style:name="Example" style:family="text">
      <style:text-properties style:font-name="Luxi Mono" style:font-name-asian="Luxi Mono" style:font-name-complex="Luxi Mono"/>
    </style:style>
    <style:style style:name="Preformatted_20_text" style:display-name="Preformatted text" style:family="text" style:parent-style-name="Example">
      <style:text-properties fo:font-variant="normal" fo:text-transform="none" style:font-name="Luxi Mono1" fo:font-size="10pt" fo:font-style="normal" fo:font-weight="normal" fo:background-color="transparent" style:font-name-asian="Courier" style:font-style-asian="normal" style:font-weight-asian="normal" style:font-name-complex="Courier" style:font-style-complex="normal" style:font-weight-complex="normal"/>
    </style:style>
    <style:style style:name="Function_20_Name" style:display-name="Function Name" style:family="text" style:parent-style-name="Preformatted_20_text">
      <style:text-properties fo:font-size="10pt" fo:font-weight="bold" fo:background-color="transparent"/>
    </style:style>
    <style:style style:name="Variable_20_Name" style:display-name="Variable Name" style:family="text" style:parent-style-name="Preformatted_20_text">
      <style:text-properties fo:font-size="10pt" fo:font-style="oblique" fo:background-color="transparent"/>
    </style:style>
    <style:style style:name="API_2f_library_20_Name" style:display-name="API/library Name" style:family="text" style:parent-style-name="Preformatted_20_text">
      <style:text-properties fo:font-size="10pt" fo:font-style="oblique" fo:font-weight="bold" fo:background-color="transparent"/>
    </style:style>
    <style:style style:name="NeedsUpdate" style:family="text">
      <style:text-properties fo:background-color="#ff0000"/>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1" text:display-levels="4">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usage="righ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master-page style:name="Right_20_Page" style:display-name="Right Pag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Unix OpenOffice.org_project/680m5$Build-9011</meta:generator>
    <meta:creation-date>2006-10-13T14:41:59</meta:creation-date>
    <dc:date>2006-12-01T16:53:38</dc:date>
    <dc:language>en-US</dc:language>
    <meta:editing-cycles>81</meta:editing-cycles>
    <meta:editing-duration>P19DT12H40M13S</meta:editing-duration>
    <meta:user-defined meta:name="Info 1"/>
    <meta:user-defined meta:name="Info 2"/>
    <meta:user-defined meta:name="Info 3"/>
    <meta:user-defined meta:name="Info 4"/>
    <meta:document-statistic meta:table-count="19" meta:image-count="5" meta:object-count="0" meta:page-count="1" meta:paragraph-count="469" meta:word-count="5382" meta:character-count="36818"/>
  </office:meta>
</office:document-meta>
</file>